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fd234" style:font-size-asian="11pt" style:language-asian="tr" style:country-asian="TR" style:font-weight-asian="normal" style:font-name-complex="Times New Roman1" style:font-size-complex="11pt" style:font-weight-complex="normal"/>
    </style:style>
    <style:style style:name="P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892cb" style:font-size-asian="12pt" style:language-asian="tr" style:country-asian="TR" style:font-weight-asian="normal" style:font-name-complex="Times New Roman1" style:font-size-complex="12pt" style:font-weight-complex="normal"/>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32608" style:font-size-asian="12pt" style:language-asian="tr" style:country-asian="TR" style:font-weight-asian="normal" style:font-name-complex="Times New Roman1" style:font-size-complex="12pt" style:font-weight-complex="normal"/>
    </style:style>
    <style:style style:name="P1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andas"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1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1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1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e877f" officeooo:paragraph-rsid="00bfd234" style:font-size-asian="12pt" style:language-asian="tr" style:country-asian="TR" style:font-weight-asian="normal" style:font-name-complex="Times New Roman1" style:font-size-complex="12pt" style:font-weight-complex="normal"/>
    </style:style>
    <style:style style:name="P1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892cb" style:font-size-asian="12pt" style:language-asian="tr" style:country-asian="TR" style:font-style-asian="italic" style:font-weight-asian="bold" style:font-name-complex="Times New Roman1"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2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2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fd234" style:font-size-asian="12pt" style:font-size-complex="12pt"/>
    </style:style>
    <style:style style:name="P37"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3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4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fd234" style:font-size-asian="11pt" style:language-asian="tr" style:country-asian="TR" style:font-weight-asian="normal" style:font-name-complex="Times New Roman1" style:font-size-complex="11pt" style:font-weight-complex="normal"/>
    </style:style>
    <style:style style:name="P43"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4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5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5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5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5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5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6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6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bfd234" officeooo:paragraph-rsid="00bfd234" style:font-size-asian="12pt" style:language-asian="tr" style:country-asian="TR" style:font-weight-asian="normal" style:font-name-complex="Times New Roman1" style:font-size-complex="12pt" style:font-weight-complex="normal"/>
    </style:style>
    <style:style style:name="P6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1" style:font-size-complex="12pt" style:font-weight-complex="normal"/>
    </style:style>
    <style:style style:name="P63"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1" style:font-size-complex="12pt" style:font-weight-complex="normal"/>
    </style:style>
    <style:style style:name="P64"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1" style:font-size-complex="12pt" style:font-weight-complex="normal"/>
    </style:style>
    <style:style style:name="P65"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1" style:font-size-complex="12pt" style:font-weight-complex="normal"/>
    </style:style>
    <style:style style:name="P66"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1" style:font-size-complex="12pt" style:font-weight-complex="bold"/>
    </style:style>
    <style:style style:name="P6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paragraph-rsid="00875977" style:font-size-asian="12pt" style:language-asian="tr" style:country-asian="TR" style:font-style-asian="normal" style:font-name-complex="Times New Roman1"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c00cff" style:font-size-asian="11pt" style:language-asian="tr" style:country-asian="TR" style:font-style-asian="italic" style:font-weight-asian="bold" style:font-name-complex="Times New Roman1" style:font-size-complex="11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c00cff" style:font-size-asian="11pt" style:language-asian="tr" style:country-asian="TR" style:font-style-asian="italic" style:font-weight-asian="bold" style:font-name-complex="Times New Roman1" style:font-size-complex="11pt"/>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c00cff" style:font-size-asian="11pt" style:language-asian="tr" style:country-asian="TR" style:font-style-asian="italic" style:font-weight-asian="bold" style:font-name-complex="Times New Roman1" style:font-size-complex="11pt" style:font-style-complex="italic" style:font-weight-complex="bold"/>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00cff" style:font-size-asian="11pt" style:font-size-complex="11pt"/>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397b6" style:font-size-asian="11pt" style:font-size-complex="11pt"/>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00cff" style:font-size-asian="11pt" style:language-asian="tr" style:country-asian="TR" style:font-name-complex="Times New Roman1" style:font-size-complex="11pt"/>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weight="normal" officeooo:rsid="00c90846" officeooo:paragraph-rsid="00c397b6" style:font-size-asian="11pt" style:language-asian="tr" style:country-asian="TR" style:font-weight-asian="normal" style:font-name-complex="Times New Roman1" style:font-size-complex="11pt" style:font-weight-complex="normal"/>
    </style:style>
    <style:style style:name="P76"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77"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78"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79"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P80"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andas"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officeooo:paragraph-rsid="00c397b6" style:font-size-asian="11pt" style:font-size-complex="11pt"/>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c397b6" style:font-size-asian="11pt" style:font-size-complex="11pt"/>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c397b6" style:font-size-asian="11pt" style:language-asian="tr" style:country-asian="TR" style:font-weight-asian="normal" style:font-name-complex="Times New Roman1" style:font-size-complex="11pt" style:font-weight-complex="normal"/>
    </style:style>
    <style:style style:name="P8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8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8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8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c397b6" style:font-size-asian="12pt" style:font-weight-asian="bold" style:font-size-complex="12pt" style:font-weight-complex="bold"/>
    </style:style>
    <style:style style:name="P9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c397b6" style:font-size-asian="12pt" style:language-asian="tr" style:country-asian="TR" style:font-weight-asian="normal" style:font-name-complex="Times New Roman1" style:font-size-complex="12pt" style:font-weight-complex="normal"/>
    </style:style>
    <style:style style:name="P9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bold" officeooo:paragraph-rsid="00c397b6" style:font-size-asian="11pt" style:font-weight-asian="bold" style:font-size-complex="11pt" style:font-weight-complex="bold"/>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font-weight-asian="normal" style:font-style-complex="italic" style:font-weight-complex="normal"/>
    </style:style>
    <style:style style:name="T11" style:family="text">
      <style:text-properties fo:font-weight="normal" style:language-asian="tr" style:country-asian="TR" style:font-weight-asian="normal" style:font-name-complex="Times New Roman1" style:font-weight-complex="normal"/>
    </style:style>
    <style:style style:name="T12" style:family="text">
      <style:text-properties fo:font-weight="normal" officeooo:rsid="00310090" style:language-asian="tr" style:country-asian="TR" style:font-weight-asian="normal" style:font-name-complex="Times New Roman1" style:font-weight-complex="normal"/>
    </style:style>
    <style:style style:name="T13" style:family="text">
      <style:text-properties fo:font-weight="normal" officeooo:rsid="0038a6b6" style:language-asian="tr" style:country-asian="TR" style:font-weight-asian="normal" style:font-name-complex="Times New Roman1" style:font-weight-complex="normal"/>
    </style:style>
    <style:style style:name="T14" style:family="text">
      <style:text-properties fo:font-weight="normal" officeooo:rsid="0043c25c" style:language-asian="tr" style:country-asian="TR" style:font-weight-asian="normal" style:font-name-complex="Times New Roman1" style:font-weight-complex="normal"/>
    </style:style>
    <style:style style:name="T15" style:family="text">
      <style:text-properties fo:font-weight="normal" officeooo:rsid="00455e00" style:language-asian="tr" style:country-asian="TR" style:font-weight-asian="normal" style:font-name-complex="Times New Roman1" style:font-weight-complex="normal"/>
    </style:style>
    <style:style style:name="T16" style:family="text">
      <style:text-properties fo:font-weight="normal" officeooo:rsid="007ab96d" style:language-asian="tr" style:country-asian="TR" style:font-weight-asian="normal" style:font-name-complex="Times New Roman1" style:font-weight-complex="normal"/>
    </style:style>
    <style:style style:name="T17" style:family="text">
      <style:text-properties fo:font-weight="normal" officeooo:rsid="00b32608" style:language-asian="tr" style:country-asian="TR" style:font-weight-asian="normal" style:font-name-complex="Times New Roman1" style:font-weight-complex="normal"/>
    </style:style>
    <style:style style:name="T18" style:family="text">
      <style:text-properties fo:font-weight="normal" officeooo:rsid="0089ada2" style:language-asian="tr" style:country-asian="TR" style:font-weight-asian="normal" style:font-name-complex="Times New Roman1" style:font-weight-complex="normal"/>
    </style:style>
    <style:style style:name="T19" style:family="text">
      <style:text-properties fo:font-weight="normal" officeooo:rsid="00bc7c55" style:language-asian="tr" style:country-asian="TR" style:font-weight-asian="normal" style:font-name-complex="Times New Roman1" style:font-weight-complex="normal"/>
    </style:style>
    <style:style style:name="T20" style:family="text">
      <style:text-properties fo:font-weight="normal" officeooo:rsid="00be5ea1" style:language-asian="tr" style:country-asian="TR" style:font-weight-asian="normal" style:font-name-complex="Times New Roman1" style:font-weight-complex="normal"/>
    </style:style>
    <style:style style:name="T21" style:family="text">
      <style:text-properties fo:font-weight="normal" officeooo:rsid="00bfd234" style:language-asian="tr" style:country-asian="TR" style:font-weight-asian="normal" style:font-name-complex="Times New Roman1" style:font-weight-complex="normal"/>
    </style:style>
    <style:style style:name="T22" style:family="text">
      <style:text-properties fo:font-weight="normal" officeooo:rsid="00c37e75" style:language-asian="tr" style:country-asian="TR" style:font-weight-asian="normal" style:font-name-complex="Times New Roman1" style:font-weight-complex="normal"/>
    </style:style>
    <style:style style:name="T23" style:family="text">
      <style:text-properties fo:font-weight="normal" officeooo:rsid="003c3a02" style:language-asian="tr" style:country-asian="TR" style:font-weight-asian="normal" style:font-weight-complex="normal"/>
    </style:style>
    <style:style style:name="T24" style:family="text">
      <style:text-properties fo:font-weight="normal" officeooo:rsid="00374a74" style:language-asian="tr" style:country-asian="TR" style:font-weight-asian="normal" style:font-weight-complex="normal"/>
    </style:style>
    <style:style style:name="T25" style:family="text">
      <style:text-properties fo:font-weight="normal" officeooo:rsid="0014a809" style:language-asian="tr" style:country-asian="TR" style:font-weight-asian="normal" style:font-weight-complex="normal"/>
    </style:style>
    <style:style style:name="T26" style:family="text">
      <style:text-properties fo:font-weight="normal" officeooo:rsid="006fa4e9" style:language-asian="tr" style:country-asian="TR" style:font-weight-asian="normal" style:font-weight-complex="normal"/>
    </style:style>
    <style:style style:name="T27" style:family="text">
      <style:text-properties officeooo:rsid="00172ad1"/>
    </style:style>
    <style:style style:name="T28" style:family="text">
      <style:text-properties officeooo:rsid="00191904"/>
    </style:style>
    <style:style style:name="T29" style:family="text">
      <style:text-properties officeooo:rsid="001b7644"/>
    </style:style>
    <style:style style:name="T30" style:family="text">
      <style:text-properties officeooo:rsid="001cc920"/>
    </style:style>
    <style:style style:name="T31" style:family="text">
      <style:text-properties officeooo:rsid="001e1f00"/>
    </style:style>
    <style:style style:name="T32" style:family="text">
      <style:text-properties fo:font-weight="bold" style:font-weight-asian="bold" style:font-weight-complex="bold"/>
    </style:style>
    <style:style style:name="T33" style:family="text">
      <style:text-properties fo:font-weight="bold" officeooo:rsid="0024c625" style:font-weight-asian="bold" style:font-weight-complex="bold"/>
    </style:style>
    <style:style style:name="T34" style:family="text">
      <style:text-properties fo:font-weight="bold" officeooo:rsid="002572b2" style:font-weight-asian="bold" style:font-weight-complex="bold"/>
    </style:style>
    <style:style style:name="T35" style:family="text">
      <style:text-properties fo:font-weight="bold" officeooo:rsid="00275b19" style:font-weight-asian="bold" style:font-weight-complex="bold"/>
    </style:style>
    <style:style style:name="T36" style:family="text">
      <style:text-properties fo:font-weight="bold" officeooo:rsid="00298cb2" style:font-weight-asian="bold" style:font-weight-complex="bold"/>
    </style:style>
    <style:style style:name="T37" style:family="text">
      <style:text-properties fo:font-weight="bold" officeooo:rsid="002a4e45" style:font-weight-asian="bold" style:font-weight-complex="bold"/>
    </style:style>
    <style:style style:name="T38" style:family="text">
      <style:text-properties fo:font-weight="bold" officeooo:rsid="0043c25c" style:font-weight-asian="bold" style:font-weight-complex="bold"/>
    </style:style>
    <style:style style:name="T39" style:family="text">
      <style:text-properties fo:font-weight="bold" officeooo:rsid="004419e8" style:font-weight-asian="bold" style:font-weight-complex="bold"/>
    </style:style>
    <style:style style:name="T40" style:family="text">
      <style:text-properties fo:font-weight="bold" officeooo:rsid="00443595" style:font-weight-asian="bold" style:font-weight-complex="bold"/>
    </style:style>
    <style:style style:name="T41" style:family="text">
      <style:text-properties fo:font-weight="bold" officeooo:rsid="00455e00" style:font-weight-asian="bold" style:font-weight-complex="bold"/>
    </style:style>
    <style:style style:name="T42" style:family="text">
      <style:text-properties fo:font-weight="bold" officeooo:rsid="00a1fb85" style:font-weight-asian="bold" style:font-weight-complex="bold"/>
    </style:style>
    <style:style style:name="T43" style:family="text">
      <style:text-properties fo:font-weight="bold" style:language-asian="tr" style:country-asian="TR" style:font-weight-asian="bold" style:font-name-complex="Times New Roman1" style:font-weight-complex="bold"/>
    </style:style>
    <style:style style:name="T44" style:family="text">
      <style:text-properties fo:font-weight="bold" officeooo:rsid="002a4e45" style:language-asian="tr" style:country-asian="TR" style:font-weight-asian="bold" style:font-name-complex="Times New Roman1" style:font-weight-complex="bold"/>
    </style:style>
    <style:style style:name="T45" style:family="text">
      <style:text-properties fo:font-weight="bold" officeooo:rsid="00455e00" style:language-asian="tr" style:country-asian="TR" style:font-weight-asian="bold" style:font-name-complex="Times New Roman1" style:font-weight-complex="bold"/>
    </style:style>
    <style:style style:name="T46" style:family="text">
      <style:text-properties fo:font-weight="bold" officeooo:rsid="002bcdb2" style:language-asian="tr" style:country-asian="TR" style:font-weight-asian="bold" style:font-name-complex="Times New Roman1" style:font-weight-complex="bold"/>
    </style:style>
    <style:style style:name="T47" style:family="text">
      <style:text-properties fo:font-weight="bold" officeooo:rsid="003b129e" style:language-asian="tr" style:country-asian="TR" style:font-weight-asian="bold" style:font-name-complex="Times New Roman1" style:font-weight-complex="bold"/>
    </style:style>
    <style:style style:name="T48" style:family="text">
      <style:text-properties fo:font-weight="bold" officeooo:rsid="0083f865" style:language-asian="tr" style:country-asian="TR" style:font-weight-asian="bold" style:font-name-complex="Times New Roman1" style:font-weight-complex="bold"/>
    </style:style>
    <style:style style:name="T49" style:family="text">
      <style:text-properties fo:font-weight="bold" officeooo:rsid="00632b9b" style:language-asian="tr" style:country-asian="TR" style:font-weight-asian="bold" style:font-name-complex="Times New Roman1" style:font-weight-complex="bold"/>
    </style:style>
    <style:style style:name="T50" style:family="text">
      <style:text-properties fo:font-weight="bold" officeooo:rsid="008f180f" style:language-asian="tr" style:country-asian="TR" style:font-weight-asian="bold" style:font-name-complex="Times New Roman1" style:font-weight-complex="bold"/>
    </style:style>
    <style:style style:name="T51" style:family="text">
      <style:text-properties fo:font-weight="bold" officeooo:rsid="009ada1a" style:language-asian="tr" style:country-asian="TR" style:font-weight-asian="bold" style:font-name-complex="Times New Roman1" style:font-weight-complex="bold"/>
    </style:style>
    <style:style style:name="T52" style:family="text">
      <style:text-properties fo:font-weight="bold" officeooo:rsid="00a38f7c" style:language-asian="tr" style:country-asian="TR" style:font-weight-asian="bold" style:font-name-complex="Times New Roman1" style:font-weight-complex="bold"/>
    </style:style>
    <style:style style:name="T53" style:family="text">
      <style:text-properties fo:font-weight="bold" officeooo:rsid="009ca694" style:language-asian="tr" style:country-asian="TR" style:font-weight-asian="bold" style:font-name-complex="Times New Roman1" style:font-weight-complex="bold"/>
    </style:style>
    <style:style style:name="T54" style:family="text">
      <style:text-properties fo:font-weight="bold" officeooo:rsid="007e3d08" style:language-asian="tr" style:country-asian="TR" style:font-weight-asian="bold" style:font-name-complex="Times New Roman1" style:font-weight-complex="bold"/>
    </style:style>
    <style:style style:name="T55" style:family="text">
      <style:text-properties fo:font-weight="bold" officeooo:rsid="009100a2" style:language-asian="tr" style:country-asian="TR" style:font-weight-asian="bold" style:font-name-complex="Times New Roman1" style:font-weight-complex="bold"/>
    </style:style>
    <style:style style:name="T56" style:family="text">
      <style:text-properties fo:font-weight="bold" officeooo:rsid="00821128" style:language-asian="tr" style:country-asian="TR" style:font-weight-asian="bold" style:font-name-complex="Times New Roman1" style:font-weight-complex="bold"/>
    </style:style>
    <style:style style:name="T57" style:family="text">
      <style:text-properties fo:font-weight="bold" officeooo:rsid="00875977" style:language-asian="tr" style:country-asian="TR" style:font-weight-asian="bold" style:font-name-complex="Times New Roman1" style:font-weight-complex="bold"/>
    </style:style>
    <style:style style:name="T58" style:family="text">
      <style:text-properties fo:font-weight="bold" officeooo:rsid="00c19d0e" style:language-asian="tr" style:country-asian="TR" style:font-weight-asian="bold" style:font-name-complex="Times New Roman1" style:font-weight-complex="bold"/>
    </style:style>
    <style:style style:name="T59" style:family="text">
      <style:text-properties fo:font-weight="bold" officeooo:rsid="00c1b20a" style:language-asian="tr" style:country-asian="TR" style:font-weight-asian="bold" style:font-name-complex="Times New Roman1" style:font-weight-complex="bold"/>
    </style:style>
    <style:style style:name="T60" style:family="text">
      <style:text-properties fo:letter-spacing="0.011cm"/>
    </style:style>
    <style:style style:name="T61" style:family="text">
      <style:text-properties officeooo:rsid="001f62ef"/>
    </style:style>
    <style:style style:name="T62" style:family="text">
      <style:text-properties officeooo:rsid="0023f1ec"/>
    </style:style>
    <style:style style:name="T63" style:family="text">
      <style:text-properties officeooo:rsid="0024c625"/>
    </style:style>
    <style:style style:name="T64" style:family="text">
      <style:text-properties fo:font-style="normal" fo:font-weight="bold" style:font-style-asian="normal" style:font-weight-asian="bold" style:font-name-complex="Times New Roman" style:font-weight-complex="bold"/>
    </style:style>
    <style:style style:name="T65" style:family="text">
      <style:text-properties fo:font-style="normal" fo:font-weight="bold" officeooo:rsid="00172ad1" style:font-style-asian="normal" style:font-weight-asian="bold" style:font-name-complex="Times New Roman" style:font-weight-complex="bold"/>
    </style:style>
    <style:style style:name="T66" style:family="text">
      <style:text-properties fo:font-style="normal" fo:font-weight="bold" officeooo:rsid="002572b2" style:font-style-asian="normal" style:font-weight-asian="bold" style:font-name-complex="Times New Roman" style:font-weight-complex="bold"/>
    </style:style>
    <style:style style:name="T67" style:family="text">
      <style:text-properties fo:font-style="normal" fo:font-weight="bold" officeooo:rsid="005192be" style:font-style-asian="normal" style:font-weight-asian="bold" style:font-name-complex="Times New Roman" style:font-weight-complex="bold"/>
    </style:style>
    <style:style style:name="T68" style:family="text">
      <style:text-properties fo:font-style="normal" fo:font-weight="bold" officeooo:rsid="00632b9b" style:font-style-asian="normal" style:font-weight-asian="bold" style:font-name-complex="Times New Roman" style:font-weight-complex="bold"/>
    </style:style>
    <style:style style:name="T69" style:family="text">
      <style:text-properties fo:font-style="normal" fo:font-weight="bold" officeooo:rsid="006fa4e9" style:font-style-asian="normal" style:font-weight-asian="bold" style:font-name-complex="Times New Roman" style:font-weight-complex="bold"/>
    </style:style>
    <style:style style:name="T70" style:family="text">
      <style:text-properties fo:font-style="normal" fo:font-weight="bold" officeooo:rsid="00275b19" style:font-style-asian="normal" style:font-weight-asian="bold" style:font-name-complex="Times New Roman" style:font-weight-complex="bold"/>
    </style:style>
    <style:style style:name="T71" style:family="text">
      <style:text-properties fo:font-style="normal" fo:font-weight="bold" officeooo:rsid="00821128" style:font-style-asian="normal" style:font-weight-asian="bold" style:font-name-complex="Times New Roman" style:font-weight-complex="bold"/>
    </style:style>
    <style:style style:name="T72" style:family="text">
      <style:text-properties fo:font-style="normal" fo:font-weight="bold" officeooo:rsid="00a38f7c" style:font-style-asian="normal" style:font-weight-asian="bold" style:font-name-complex="Times New Roman" style:font-weight-complex="bold"/>
    </style:style>
    <style:style style:name="T73" style:family="text">
      <style:text-properties fo:font-style="normal" fo:font-weight="bold" officeooo:rsid="00c1b20a" style:font-style-asian="normal" style:font-weight-asian="bold" style:font-name-complex="Times New Roman" style:font-weight-complex="bold"/>
    </style:style>
    <style:style style:name="T74" style:family="text">
      <style:text-properties fo:font-style="normal" fo:font-weight="bold" officeooo:rsid="00c397b6" style:font-style-asian="normal" style:font-weight-asian="bold" style:font-name-complex="Times New Roman" style:font-weight-complex="bold"/>
    </style:style>
    <style:style style:name="T75" style:family="text">
      <style:text-properties fo:font-style="normal" fo:font-weight="bold" style:font-style-asian="normal" style:font-weight-asian="bold" style:font-name-complex="Times New Roman" style:font-weight-complex="normal"/>
    </style:style>
    <style:style style:name="T76" style:family="text">
      <style:text-properties fo:font-style="normal" fo:font-weight="bold" officeooo:rsid="0024c625" style:font-style-asian="normal" style:font-weight-asian="bold" style:font-name-complex="Times New Roman" style:font-weight-complex="normal"/>
    </style:style>
    <style:style style:name="T77" style:family="text">
      <style:text-properties fo:font-style="normal" fo:font-weight="bold" officeooo:rsid="002572b2" style:font-style-asian="normal" style:font-weight-asian="bold" style:font-name-complex="Times New Roman" style:font-weight-complex="normal"/>
    </style:style>
    <style:style style:name="T78" style:family="text">
      <style:text-properties fo:font-style="normal" fo:font-weight="bold" officeooo:rsid="00275b19" style:font-style-asian="normal" style:font-weight-asian="bold" style:font-name-complex="Times New Roman" style:font-weight-complex="normal"/>
    </style:style>
    <style:style style:name="T79" style:family="text">
      <style:text-properties fo:font-style="normal" fo:font-weight="bold" officeooo:rsid="00298cb2" style:font-style-asian="normal" style:font-weight-asian="bold" style:font-name-complex="Times New Roman" style:font-weight-complex="normal"/>
    </style:style>
    <style:style style:name="T80" style:family="text">
      <style:text-properties fo:font-style="normal" fo:font-weight="bold" officeooo:rsid="002a4e45" style:font-style-asian="normal" style:font-weight-asian="bold" style:font-name-complex="Times New Roman" style:font-weight-complex="normal"/>
    </style:style>
    <style:style style:name="T81" style:family="text">
      <style:text-properties fo:font-style="normal" fo:font-weight="bold" officeooo:rsid="005192be" style:font-style-asian="normal" style:font-weight-asian="bold" style:font-name-complex="Times New Roman" style:font-weight-complex="normal"/>
    </style:style>
    <style:style style:name="T82" style:family="text">
      <style:text-properties fo:font-style="normal" fo:font-weight="normal" style:font-style-asian="normal" style:font-weight-asian="normal" style:font-name-complex="Times New Roman" style:font-weight-complex="normal"/>
    </style:style>
    <style:style style:name="T83" style:family="text">
      <style:text-properties fo:font-style="normal" fo:font-weight="normal" officeooo:rsid="00172ad1" style:font-style-asian="normal" style:font-weight-asian="normal" style:font-name-complex="Times New Roman" style:font-weight-complex="normal"/>
    </style:style>
    <style:style style:name="T84" style:family="text">
      <style:text-properties fo:font-style="normal" fo:font-weight="normal" officeooo:rsid="00275b19" style:font-style-asian="normal" style:font-weight-asian="normal" style:font-name-complex="Times New Roman" style:font-weight-complex="normal"/>
    </style:style>
    <style:style style:name="T85" style:family="text">
      <style:text-properties fo:font-style="normal" fo:font-weight="normal" officeooo:rsid="0023f1ec" style:font-style-asian="normal" style:font-weight-asian="normal" style:font-name-complex="Times New Roman" style:font-weight-complex="normal"/>
    </style:style>
    <style:style style:name="T86" style:family="text">
      <style:text-properties fo:font-style="normal" fo:font-weight="normal" officeooo:rsid="0043c25c" style:font-style-asian="normal" style:font-weight-asian="normal" style:font-name-complex="Times New Roman" style:font-weight-complex="normal"/>
    </style:style>
    <style:style style:name="T87" style:family="text">
      <style:text-properties fo:font-style="normal" fo:font-weight="normal" officeooo:rsid="002572b2" style:font-style-asian="normal" style:font-weight-asian="normal" style:font-name-complex="Times New Roman" style:font-weight-complex="normal"/>
    </style:style>
    <style:style style:name="T88" style:family="text">
      <style:text-properties fo:font-style="normal" fo:font-weight="normal" officeooo:rsid="00455e00" style:font-style-asian="normal" style:font-weight-asian="normal" style:font-name-complex="Times New Roman" style:font-weight-complex="normal"/>
    </style:style>
    <style:style style:name="T89" style:family="text">
      <style:text-properties fo:font-style="normal" fo:font-weight="normal" officeooo:rsid="0047d350" style:font-style-asian="normal" style:font-weight-asian="normal" style:font-name-complex="Times New Roman" style:font-weight-complex="normal"/>
    </style:style>
    <style:style style:name="T90" style:family="text">
      <style:text-properties fo:font-style="normal" fo:font-weight="normal" officeooo:rsid="007390b8" style:font-style-asian="normal" style:font-weight-asian="normal" style:font-name-complex="Times New Roman" style:font-weight-complex="normal"/>
    </style:style>
    <style:style style:name="T91" style:family="text">
      <style:text-properties fo:font-style="normal" style:font-style-asian="normal" style:font-name-complex="Times New Roman" style:font-weight-complex="normal"/>
    </style:style>
    <style:style style:name="T92" style:family="text">
      <style:text-properties fo:font-style="normal" officeooo:rsid="00172ad1" style:font-style-asian="normal" style:font-name-complex="Times New Roman" style:font-weight-complex="normal"/>
    </style:style>
    <style:style style:name="T93" style:family="text">
      <style:text-properties fo:font-style="normal" officeooo:rsid="00275b19" style:font-style-asian="normal" style:font-name-complex="Times New Roman" style:font-weight-complex="normal"/>
    </style:style>
    <style:style style:name="T94" style:family="text">
      <style:text-properties fo:font-style="normal" officeooo:rsid="0024c625" style:font-style-asian="normal" style:font-name-complex="Times New Roman" style:font-weight-complex="normal"/>
    </style:style>
    <style:style style:name="T95" style:family="text">
      <style:text-properties fo:font-style="normal" officeooo:rsid="0043c25c" style:font-style-asian="normal" style:font-name-complex="Times New Roman" style:font-weight-complex="normal"/>
    </style:style>
    <style:style style:name="T96" style:family="text">
      <style:text-properties fo:font-style="normal" style:language-asian="tr" style:country-asian="TR" style:font-style-asian="normal" style:font-name-complex="Times New Roman1" style:font-weight-complex="normal"/>
    </style:style>
    <style:style style:name="T97" style:family="text">
      <style:text-properties fo:font-style="normal" officeooo:rsid="00496a67" style:language-asian="tr" style:country-asian="TR" style:font-style-asian="normal" style:font-name-complex="Times New Roman1" style:font-weight-complex="normal"/>
    </style:style>
    <style:style style:name="T98" style:family="text">
      <style:text-properties fo:font-style="normal" officeooo:rsid="00443595" style:language-asian="tr" style:country-asian="TR" style:font-style-asian="normal" style:font-name-complex="Times New Roman1" style:font-weight-complex="normal"/>
    </style:style>
    <style:style style:name="T99" style:family="text">
      <style:text-properties fo:font-style="normal" officeooo:rsid="003d13be" style:language-asian="tr" style:country-asian="TR" style:font-style-asian="normal" style:font-name-complex="Times New Roman1" style:font-weight-complex="normal"/>
    </style:style>
    <style:style style:name="T100" style:family="text">
      <style:text-properties fo:font-style="normal" officeooo:rsid="003b129e" style:language-asian="tr" style:country-asian="TR" style:font-style-asian="normal" style:font-name-complex="Times New Roman1" style:font-weight-complex="normal"/>
    </style:style>
    <style:style style:name="T101" style:family="text">
      <style:text-properties fo:font-style="normal" officeooo:rsid="003c9814" style:language-asian="tr" style:country-asian="TR" style:font-style-asian="normal" style:font-name-complex="Times New Roman1" style:font-weight-complex="normal"/>
    </style:style>
    <style:style style:name="T102" style:family="text">
      <style:text-properties fo:font-style="normal" officeooo:rsid="0056ecfa" style:language-asian="tr" style:country-asian="TR" style:font-style-asian="normal" style:font-name-complex="Times New Roman1" style:font-weight-complex="normal"/>
    </style:style>
    <style:style style:name="T103" style:family="text">
      <style:text-properties fo:language="tr" fo:country="TR" fo:font-weight="bold" style:font-weight-asian="bold" style:font-name-complex="Times New Roman" style:font-weight-complex="bold"/>
    </style:style>
    <style:style style:name="T104" style:family="text">
      <style:text-properties fo:language="tr" fo:country="TR" fo:font-weight="bold" officeooo:rsid="0024c625" style:font-weight-asian="bold" style:font-name-complex="Times New Roman" style:font-weight-complex="bold"/>
    </style:style>
    <style:style style:name="T105" style:family="text">
      <style:text-properties fo:language="tr" fo:country="TR" fo:font-weight="bold" officeooo:rsid="0043c25c" style:font-weight-asian="bold" style:font-name-complex="Times New Roman" style:font-weight-complex="bold"/>
    </style:style>
    <style:style style:name="T106" style:family="text">
      <style:text-properties fo:language="tr" fo:country="TR" fo:font-style="normal" fo:font-weight="bold" style:font-style-asian="normal" style:font-weight-asian="bold" style:font-name-complex="Times New Roman" style:font-weight-complex="normal"/>
    </style:style>
    <style:style style:name="T107" style:family="text">
      <style:text-properties fo:language="tr" fo:country="TR" fo:font-style="normal" fo:font-weight="normal" style:font-style-asian="normal" style:font-weight-asian="normal" style:font-name-complex="Times New Roman" style:font-weight-complex="normal"/>
    </style:style>
    <style:style style:name="T108" style:family="text">
      <style:text-properties fo:language="tr" fo:country="TR" fo:font-style="normal" fo:font-weight="normal" officeooo:rsid="004c1294" style:font-style-asian="normal" style:font-weight-asian="normal" style:font-name-complex="Times New Roman" style:font-weight-complex="normal"/>
    </style:style>
    <style:style style:name="T109" style:family="text">
      <style:text-properties fo:language="tr" fo:country="TR" style:font-name-complex="Times New Roman"/>
    </style:style>
    <style:style style:name="T110" style:family="text">
      <style:text-properties fo:language="tr" fo:country="TR" officeooo:rsid="00172ad1" style:font-name-complex="Times New Roman"/>
    </style:style>
    <style:style style:name="T111" style:family="text">
      <style:text-properties fo:language="tr" fo:country="TR" officeooo:rsid="0043c25c" style:font-name-complex="Times New Roman"/>
    </style:style>
    <style:style style:name="T112" style:family="text">
      <style:text-properties fo:language="tr" fo:country="TR" officeooo:rsid="004c1294" style:font-name-complex="Times New Roman"/>
    </style:style>
    <style:style style:name="T113" style:family="text">
      <style:text-properties fo:language="tr" fo:country="TR" officeooo:rsid="00b0e99e" style:font-name-complex="Times New Roman"/>
    </style:style>
    <style:style style:name="T114" style:family="text">
      <style:text-properties officeooo:rsid="002b0bb3"/>
    </style:style>
    <style:style style:name="T115" style:family="text">
      <style:text-properties style:language-asian="tr" style:country-asian="TR" style:font-name-complex="Times New Roman1"/>
    </style:style>
    <style:style style:name="T116" style:family="text">
      <style:text-properties officeooo:rsid="00172ad1" style:language-asian="tr" style:country-asian="TR" style:font-name-complex="Times New Roman1"/>
    </style:style>
    <style:style style:name="T117" style:family="text">
      <style:text-properties officeooo:rsid="002bcdb2" style:language-asian="tr" style:country-asian="TR" style:font-name-complex="Times New Roman1"/>
    </style:style>
    <style:style style:name="T118" style:family="text">
      <style:text-properties officeooo:rsid="00310090" style:language-asian="tr" style:country-asian="TR" style:font-name-complex="Times New Roman1"/>
    </style:style>
    <style:style style:name="T119" style:family="text">
      <style:text-properties officeooo:rsid="0033b636" style:language-asian="tr" style:country-asian="TR" style:font-name-complex="Times New Roman1"/>
    </style:style>
    <style:style style:name="T120" style:family="text">
      <style:text-properties officeooo:rsid="003aa60a" style:language-asian="tr" style:country-asian="TR" style:font-name-complex="Times New Roman1"/>
    </style:style>
    <style:style style:name="T121" style:family="text">
      <style:text-properties officeooo:rsid="0013e64a" style:language-asian="tr" style:country-asian="TR" style:font-name-complex="Times New Roman1"/>
    </style:style>
    <style:style style:name="T122" style:family="text">
      <style:text-properties officeooo:rsid="003b129e" style:language-asian="tr" style:country-asian="TR" style:font-name-complex="Times New Roman1"/>
    </style:style>
    <style:style style:name="T123" style:family="text">
      <style:text-properties officeooo:rsid="0022f6e7" style:language-asian="tr" style:country-asian="TR" style:font-name-complex="Times New Roman1"/>
    </style:style>
    <style:style style:name="T124" style:family="text">
      <style:text-properties officeooo:rsid="003c9814" style:language-asian="tr" style:country-asian="TR" style:font-name-complex="Times New Roman1"/>
    </style:style>
    <style:style style:name="T125" style:family="text">
      <style:text-properties officeooo:rsid="003d13be" style:language-asian="tr" style:country-asian="TR" style:font-name-complex="Times New Roman1"/>
    </style:style>
    <style:style style:name="T126" style:family="text">
      <style:text-properties officeooo:rsid="003d6035" style:language-asian="tr" style:country-asian="TR" style:font-name-complex="Times New Roman1"/>
    </style:style>
    <style:style style:name="T127" style:family="text">
      <style:text-properties officeooo:rsid="00467d30" style:language-asian="tr" style:country-asian="TR" style:font-name-complex="Times New Roman1"/>
    </style:style>
    <style:style style:name="T128" style:family="text">
      <style:text-properties officeooo:rsid="004958df" style:language-asian="tr" style:country-asian="TR" style:font-name-complex="Times New Roman1"/>
    </style:style>
    <style:style style:name="T129" style:family="text">
      <style:text-properties officeooo:rsid="004e8cf1" style:language-asian="tr" style:country-asian="TR" style:font-name-complex="Times New Roman1"/>
    </style:style>
    <style:style style:name="T130" style:family="text">
      <style:text-properties officeooo:rsid="00455e00" style:language-asian="tr" style:country-asian="TR" style:font-name-complex="Times New Roman1"/>
    </style:style>
    <style:style style:name="T131" style:family="text">
      <style:text-properties officeooo:rsid="001c4bd1" style:language-asian="tr" style:country-asian="TR" style:font-name-complex="Times New Roman1"/>
    </style:style>
    <style:style style:name="T132" style:family="text">
      <style:text-properties officeooo:rsid="0047d350" style:language-asian="tr" style:country-asian="TR" style:font-name-complex="Times New Roman1"/>
    </style:style>
    <style:style style:name="T133" style:family="text">
      <style:text-properties officeooo:rsid="0016608b" style:language-asian="tr" style:country-asian="TR" style:font-name-complex="Times New Roman1"/>
    </style:style>
    <style:style style:name="T134" style:family="text">
      <style:text-properties officeooo:rsid="00348da0" style:language-asian="tr" style:country-asian="TR" style:font-name-complex="Times New Roman1"/>
    </style:style>
    <style:style style:name="T135" style:family="text">
      <style:text-properties officeooo:rsid="006bae34" style:language-asian="tr" style:country-asian="TR" style:font-name-complex="Times New Roman1"/>
    </style:style>
    <style:style style:name="T136" style:family="text">
      <style:text-properties officeooo:rsid="008f180f" style:language-asian="tr" style:country-asian="TR" style:font-name-complex="Times New Roman1"/>
    </style:style>
    <style:style style:name="T137" style:family="text">
      <style:text-properties officeooo:rsid="0097ef5f" style:language-asian="tr" style:country-asian="TR" style:font-name-complex="Times New Roman1"/>
    </style:style>
    <style:style style:name="T138" style:family="text">
      <style:text-properties officeooo:rsid="002b0bb3" style:language-asian="tr" style:country-asian="TR" style:font-name-complex="Times New Roman1"/>
    </style:style>
    <style:style style:name="T139" style:family="text">
      <style:text-properties officeooo:rsid="001ab6fb" style:language-asian="tr" style:country-asian="TR" style:font-name-complex="Times New Roman1"/>
    </style:style>
    <style:style style:name="T140" style:family="text">
      <style:text-properties officeooo:rsid="00875977" style:language-asian="tr" style:country-asian="TR" style:font-name-complex="Times New Roman1"/>
    </style:style>
    <style:style style:name="T141" style:family="text">
      <style:text-properties officeooo:rsid="00512536" style:language-asian="tr" style:country-asian="TR" style:font-name-complex="Times New Roman1"/>
    </style:style>
    <style:style style:name="T142" style:family="text">
      <style:text-properties officeooo:rsid="0013588f" style:language-asian="tr" style:country-asian="TR" style:font-name-complex="Times New Roman1"/>
    </style:style>
    <style:style style:name="T143" style:family="text">
      <style:text-properties officeooo:rsid="00443595" style:language-asian="tr" style:country-asian="TR" style:font-name-complex="Times New Roman1"/>
    </style:style>
    <style:style style:name="T144" style:family="text">
      <style:text-properties officeooo:rsid="0014c035" style:language-asian="tr" style:country-asian="TR" style:font-name-complex="Times New Roman1"/>
    </style:style>
    <style:style style:name="T145" style:family="text">
      <style:text-properties officeooo:rsid="006fa4e9" style:language-asian="tr" style:country-asian="TR" style:font-name-complex="Times New Roman1"/>
    </style:style>
    <style:style style:name="T146" style:family="text">
      <style:text-properties officeooo:rsid="004a1f33" style:language-asian="tr" style:country-asian="TR" style:font-name-complex="Times New Roman1"/>
    </style:style>
    <style:style style:name="T147" style:family="text">
      <style:text-properties officeooo:rsid="005e4a91" style:language-asian="tr" style:country-asian="TR" style:font-name-complex="Times New Roman1"/>
    </style:style>
    <style:style style:name="T148" style:family="text">
      <style:text-properties officeooo:rsid="00a43a1d" style:language-asian="tr" style:country-asian="TR" style:font-name-complex="Times New Roman1"/>
    </style:style>
    <style:style style:name="T149" style:family="text">
      <style:text-properties officeooo:rsid="00a7f9fb" style:language-asian="tr" style:country-asian="TR" style:font-name-complex="Times New Roman1"/>
    </style:style>
    <style:style style:name="T150" style:family="text">
      <style:text-properties officeooo:rsid="00be5ea1" style:language-asian="tr" style:country-asian="TR" style:font-name-complex="Times New Roman1"/>
    </style:style>
    <style:style style:name="T151" style:family="text">
      <style:text-properties officeooo:rsid="00bfd234" style:language-asian="tr" style:country-asian="TR" style:font-name-complex="Times New Roman1"/>
    </style:style>
    <style:style style:name="T152" style:family="text">
      <style:text-properties officeooo:rsid="009ca694" style:language-asian="tr" style:country-asian="TR" style:font-name-complex="Times New Roman1"/>
    </style:style>
    <style:style style:name="T153" style:family="text">
      <style:text-properties officeooo:rsid="00821128" style:language-asian="tr" style:country-asian="TR" style:font-name-complex="Times New Roman1"/>
    </style:style>
    <style:style style:name="T154" style:family="text">
      <style:text-properties officeooo:rsid="007e3d08" style:language-asian="tr" style:country-asian="TR" style:font-name-complex="Times New Roman1"/>
    </style:style>
    <style:style style:name="T155" style:family="text">
      <style:text-properties officeooo:rsid="00c19d0e" style:language-asian="tr" style:country-asian="TR" style:font-name-complex="Times New Roman1"/>
    </style:style>
    <style:style style:name="T156" style:family="text">
      <style:text-properties officeooo:rsid="00c37e75" style:language-asian="tr" style:country-asian="TR" style:font-name-complex="Times New Roman1"/>
    </style:style>
    <style:style style:name="T157" style:family="text">
      <style:text-properties officeooo:rsid="00c397b6" style:language-asian="tr" style:country-asian="TR" style:font-name-complex="Times New Roman1"/>
    </style:style>
    <style:style style:name="T158" style:family="text">
      <style:text-properties style:language-asian="tr" style:country-asian="TR" style:font-name-complex="Tahoma"/>
    </style:style>
    <style:style style:name="T159" style:family="text">
      <style:text-properties officeooo:rsid="003b129e" style:language-asian="tr" style:country-asian="TR" style:font-name-complex="Tahoma"/>
    </style:style>
    <style:style style:name="T160" style:family="text">
      <style:text-properties officeooo:rsid="004958df" style:language-asian="tr" style:country-asian="TR" style:font-name-complex="Tahoma"/>
    </style:style>
    <style:style style:name="T161" style:family="text">
      <style:text-properties officeooo:rsid="006bae34" style:language-asian="tr" style:country-asian="TR" style:font-name-complex="Tahoma"/>
    </style:style>
    <style:style style:name="T162" style:family="text">
      <style:text-properties officeooo:rsid="00374a74" style:language-asian="tr" style:country-asian="TR"/>
    </style:style>
    <style:style style:name="T163" style:family="text">
      <style:text-properties officeooo:rsid="0014a809" style:language-asian="tr" style:country-asian="TR"/>
    </style:style>
    <style:style style:name="T164" style:family="text">
      <style:text-properties officeooo:rsid="00347560"/>
    </style:style>
    <style:style style:name="T165" style:family="text">
      <style:text-properties officeooo:rsid="00348da0"/>
    </style:style>
    <style:style style:name="T166" style:family="text">
      <style:text-properties officeooo:rsid="0043c25c"/>
    </style:style>
    <style:style style:name="T167" style:family="text">
      <style:text-properties officeooo:rsid="00443595"/>
    </style:style>
    <style:style style:name="T168" style:family="text">
      <style:text-properties officeooo:rsid="0047d350"/>
    </style:style>
    <style:style style:name="T169" style:family="text">
      <style:text-properties fo:font-style="italic" style:text-underline-style="solid" style:text-underline-width="auto" style:text-underline-color="font-color" fo:font-weight="bold" style:font-style-asian="italic" style:font-weight-asian="bold"/>
    </style:style>
    <style:style style:name="T1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1"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73"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style:language-asian="tr" style:country-asian="TR" style:font-style-asian="italic" style:font-weight-asian="bold" style:font-name-complex="Times New Roman1"/>
    </style:style>
    <style:style style:name="T176"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7" style:family="text">
      <style:text-properties fo:font-style="italic" fo:font-weight="normal" officeooo:rsid="0089ada2" style:language-asian="tr" style:country-asian="TR" style:font-style-asian="italic" style:font-weight-asian="normal" style:font-name-complex="Times New Roman1" style:font-style-complex="italic" style:font-weight-complex="normal"/>
    </style:style>
    <style:style style:name="T178" style:family="text">
      <style:text-properties fo:font-style="italic" fo:font-weight="normal" style:language-asian="tr" style:country-asian="TR" style:font-style-asian="italic" style:font-weight-asian="normal" style:font-name-complex="Times New Roman1" style:font-weight-complex="normal"/>
    </style:style>
    <style:style style:name="T179"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80" style:family="text">
      <style:text-properties fo:font-style="italic" style:font-style-asian="italic" style:font-style-complex="italic"/>
    </style:style>
    <style:style style:name="T181" style:family="text">
      <style:text-properties fo:font-style="italic" officeooo:rsid="00a43a1d" style:font-style-asian="italic" style:font-style-complex="italic"/>
    </style:style>
    <style:style style:name="T182" style:family="text">
      <style:text-properties fo:font-style="italic" officeooo:rsid="00b32608" style:font-style-asian="italic" style:font-style-complex="italic"/>
    </style:style>
    <style:style style:name="T183" style:family="text">
      <style:text-properties fo:font-style="italic" style:language-asian="tr" style:country-asian="TR" style:font-style-asian="italic" style:font-name-complex="Times New Roman1" style:font-style-complex="italic"/>
    </style:style>
    <style:style style:name="T184" style:family="text">
      <style:text-properties fo:font-style="italic" officeooo:rsid="00496a67" style:language-asian="tr" style:country-asian="TR" style:font-style-asian="italic" style:font-name-complex="Times New Roman1" style:font-style-complex="italic" style:font-weight-complex="normal"/>
    </style:style>
    <style:style style:name="T185" style:family="text">
      <style:text-properties fo:font-style="italic" officeooo:rsid="002b0bb3" style:language-asian="tr" style:country-asian="TR" style:font-style-asian="italic" style:font-name-complex="Times New Roman1" style:font-style-complex="italic" style:font-weight-complex="normal"/>
    </style:style>
    <style:style style:name="T186" style:family="text">
      <style:text-properties fo:font-style="italic" officeooo:rsid="003b129e" style:language-asian="tr" style:country-asian="TR" style:font-style-asian="italic" style:font-name-complex="Times New Roman1" style:font-style-complex="italic"/>
    </style:style>
    <style:style style:name="T187" style:family="text">
      <style:text-properties fo:font-style="italic" officeooo:rsid="005192be" style:language-asian="tr" style:country-asian="TR" style:font-style-asian="italic" style:font-name-complex="Times New Roman1" style:font-style-complex="italic"/>
    </style:style>
    <style:style style:name="T188" style:family="text">
      <style:text-properties fo:font-style="italic" officeooo:rsid="0047d350" style:language-asian="tr" style:country-asian="TR" style:font-style-asian="italic" style:font-name-complex="Times New Roman1" style:font-style-complex="italic"/>
    </style:style>
    <style:style style:name="T189" style:family="text">
      <style:text-properties fo:font-style="italic" officeooo:rsid="005915ab" style:language-asian="tr" style:country-asian="TR" style:font-style-asian="italic" style:font-name-complex="Times New Roman1" style:font-style-complex="italic"/>
    </style:style>
    <style:style style:name="T190" style:family="text">
      <style:text-properties fo:font-style="italic" officeooo:rsid="00b32608" style:language-asian="tr" style:country-asian="TR" style:font-style-asian="italic" style:font-name-complex="Times New Roman1" style:font-style-complex="italic"/>
    </style:style>
    <style:style style:name="T191" style:family="text">
      <style:text-properties fo:font-style="italic" officeooo:rsid="00a43a1d" style:language-asian="tr" style:country-asian="TR" style:font-style-asian="italic" style:font-name-complex="Times New Roman1" style:font-style-complex="italic"/>
    </style:style>
    <style:style style:name="T192"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93" style:family="text">
      <style:text-properties officeooo:rsid="004c1294"/>
    </style:style>
    <style:style style:name="T194" style:family="text">
      <style:text-properties officeooo:rsid="004d17d8"/>
    </style:style>
    <style:style style:name="T195" style:family="text">
      <style:text-properties officeooo:rsid="005079a5"/>
    </style:style>
    <style:style style:name="T196" style:family="text">
      <style:text-properties officeooo:rsid="006bae34"/>
    </style:style>
    <style:style style:name="T197" style:family="text">
      <style:text-properties style:text-underline-style="solid" style:text-underline-width="auto" style:text-underline-color="font-color"/>
    </style:style>
    <style:style style:name="T198" style:family="text">
      <style:text-properties style:text-underline-style="solid" style:text-underline-width="auto" style:text-underline-color="font-color" officeooo:rsid="006bae34"/>
    </style:style>
    <style:style style:name="T199" style:family="text">
      <style:text-properties officeooo:rsid="008676e7"/>
    </style:style>
    <style:style style:name="T200"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01"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02" style:family="text">
      <style:text-properties officeooo:rsid="0097ef5f"/>
    </style:style>
    <style:style style:name="T203" style:family="text">
      <style:text-properties officeooo:rsid="00a09823"/>
    </style:style>
    <style:style style:name="T204" style:family="text">
      <style:text-properties officeooo:rsid="00a43a1d"/>
    </style:style>
    <style:style style:name="T205" style:family="text">
      <style:text-properties style:font-name="Abyssinica SIL" style:language-asian="tr" style:country-asian="TR" style:font-name-complex="Times New Roman1"/>
    </style:style>
    <style:style style:name="T206" style:family="text">
      <style:text-properties style:font-name="Abyssinica SIL" officeooo:rsid="0013e64a" style:language-asian="tr" style:country-asian="TR" style:font-name-complex="Times New Roman1"/>
    </style:style>
    <style:style style:name="T207" style:family="text">
      <style:text-properties style:font-name="Abyssinica SIL" officeooo:rsid="003c3a02" style:language-asian="tr" style:country-asian="TR" style:font-name-complex="Times New Roman1"/>
    </style:style>
    <style:style style:name="T208" style:family="text">
      <style:text-properties style:font-name="Abyssinica SIL" officeooo:rsid="004958df" style:language-asian="tr" style:country-asian="TR" style:font-name-complex="Times New Roman1"/>
    </style:style>
    <style:style style:name="T209" style:family="text">
      <style:text-properties officeooo:rsid="00b0e99e"/>
    </style:style>
    <style:style style:name="T210" style:family="text">
      <style:text-properties officeooo:rsid="00b1d6f4"/>
    </style:style>
    <style:style style:name="T211" style:family="text">
      <style:text-properties officeooo:rsid="00b32608"/>
    </style:style>
    <style:style style:name="T212" style:family="text">
      <style:text-properties officeooo:rsid="00b3f9ce"/>
    </style:style>
    <style:style style:name="T213" style:family="text">
      <style:text-properties fo:font-size="12pt" officeooo:rsid="00b32608" style:font-size-asian="12pt" style:font-size-complex="12pt"/>
    </style:style>
    <style:style style:name="T214" style:family="text">
      <style:text-properties fo:font-size="12pt" officeooo:rsid="00bfd234" style:font-size-asian="12pt" style:font-size-complex="12pt"/>
    </style:style>
    <style:style style:name="T215" style:family="text">
      <style:text-properties officeooo:rsid="00b8b0f5"/>
    </style:style>
    <style:style style:name="T216"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17"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18"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19"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20"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21"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22"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23"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24" style:family="text">
      <style:text-properties style:font-name="Chilanka" fo:font-size="12pt" style:font-size-asian="12pt" style:language-asian="tr" style:country-asian="TR" style:font-name-complex="Times New Roman1" style:font-size-complex="12pt"/>
    </style:style>
    <style:style style:name="T225" style:family="text">
      <style:text-properties style:font-name="Chilanka" fo:font-size="12pt" officeooo:rsid="00c5822c" style:font-size-asian="12pt" style:language-asian="tr" style:country-asian="TR" style:font-name-complex="Times New Roman1" style:font-size-complex="12pt"/>
    </style:style>
    <style:style style:name="T226" style:family="text">
      <style:text-properties style:font-name="Chilanka" fo:font-size="12pt" officeooo:rsid="00c5d15f" style:font-size-asian="12pt" style:language-asian="tr" style:country-asian="TR" style:font-name-complex="Times New Roman1" style:font-size-complex="12pt"/>
    </style:style>
    <style:style style:name="T227"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28" style:family="text">
      <style:text-properties style:font-name="Chilanka" fo:font-weight="normal" officeooo:rsid="0089ada2" style:language-asian="tr" style:country-asian="TR" style:font-weight-asian="normal" style:font-name-complex="Times New Roman1" style:font-weight-complex="normal"/>
    </style:style>
    <style:style style:name="T229" style:family="text">
      <style:text-properties style:font-name="Chilanka" fo:font-weight="normal" officeooo:rsid="00c37e75" style:language-asian="tr" style:country-asian="TR" style:font-weight-asian="normal" style:font-name-complex="Times New Roman1" style:font-weight-complex="normal"/>
    </style:style>
    <style:style style:name="T230" style:family="text">
      <style:text-properties style:font-name="Chilanka" fo:font-style="italic" fo:font-weight="normal" officeooo:rsid="0089ada2" style:language-asian="tr" style:country-asian="TR" style:font-style-asian="italic" style:font-weight-asian="normal" style:font-name-complex="Times New Roman1" style:font-style-complex="italic" style:font-weight-complex="normal"/>
    </style:style>
    <style:style style:name="T231" style:family="text">
      <style:text-properties officeooo:rsid="00d55402"/>
    </style:style>
    <style:style style:name="T232" style:family="text">
      <style:text-properties officeooo:rsid="00cddedd"/>
    </style:style>
    <style:style style:name="T233" style:family="text">
      <style:text-properties officeooo:rsid="00bfd234"/>
    </style:style>
    <style:style style:name="T234" style:family="text">
      <style:text-properties officeooo:rsid="009ada1a" style:font-weight-complex="bold"/>
    </style:style>
    <style:style style:name="T235" style:family="text">
      <style:text-properties officeooo:rsid="00a38f7c" style:font-weight-complex="bold"/>
    </style:style>
    <style:style style:name="T236" style:family="text">
      <style:text-properties officeooo:rsid="009ca694" style:font-weight-complex="bold"/>
    </style:style>
    <style:style style:name="T237" style:family="text">
      <style:text-properties officeooo:rsid="007ab96d" style:font-weight-complex="bold"/>
    </style:style>
    <style:style style:name="T238" style:family="text">
      <style:text-properties officeooo:rsid="0078c540" style:font-weight-complex="bold"/>
    </style:style>
    <style:style style:name="T239" style:family="text">
      <style:text-properties officeooo:rsid="007e3d08" style:font-weight-complex="bold"/>
    </style:style>
    <style:style style:name="T240" style:family="text">
      <style:text-properties officeooo:rsid="008fbb17" style:font-weight-complex="bold"/>
    </style:style>
    <style:style style:name="T241" style:family="text">
      <style:text-properties officeooo:rsid="00c19d0e" style:font-weight-complex="bold"/>
    </style:style>
    <style:style style:name="T242" style:family="text">
      <style:text-properties officeooo:rsid="007e3d08"/>
    </style:style>
    <style:style style:name="T243" style:family="text">
      <style:text-properties officeooo:rsid="00c1b20a"/>
    </style:style>
    <style:style style:name="T244" style:family="text">
      <style:text-properties officeooo:rsid="00c37e75"/>
    </style:style>
    <style:style style:name="T245" style:family="text">
      <style:text-properties officeooo:rsid="007e3d08" style:font-weight-complex="normal"/>
    </style:style>
    <style:style style:name="T246" style:family="text">
      <style:text-properties style:font-name="Chandas"/>
    </style:style>
    <style:style style:name="T247" style:family="text">
      <style:text-properties fo:font-size="11pt" officeooo:rsid="00c37e75" style:font-size-asian="11pt" style:language-asian="tr" style:country-asian="TR" style:font-name-complex="Times New Roman1" style:font-size-complex="11pt"/>
    </style:style>
    <style:style style:name="T248" style:family="text">
      <style:text-properties fo:font-size="11pt" officeooo:rsid="00c397b6" style:font-size-asian="11pt" style:language-asian="tr" style:country-asian="TR" style:font-name-complex="Times New Roman1" style:font-size-complex="11pt"/>
    </style:style>
    <style:style style:name="T249" style:family="text">
      <style:text-properties fo:font-size="11pt" fo:font-weight="bold" officeooo:rsid="00c37e75" style:font-size-asian="11pt" style:font-weight-asian="bold" style:font-size-complex="11pt" style:font-weight-complex="bold"/>
    </style:style>
    <style:style style:name="T250" style:family="text">
      <style:text-properties fo:font-size="11pt" fo:font-weight="bold" officeooo:rsid="00c397b6" style:font-size-asian="11pt" style:font-weight-asian="bold" style:font-size-complex="11pt" style:font-weight-complex="bold"/>
    </style:style>
    <style:style style:name="T251" style:family="text">
      <style:text-properties fo:font-size="11pt" fo:font-style="italic" fo:font-weight="bold" officeooo:rsid="00a43a1d" style:font-size-asian="11pt" style:font-style-asian="italic" style:font-weight-asian="bold" style:font-size-complex="11pt" style:font-style-complex="italic"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ELİRLİ SÜRELİ KİRA SÖZLEŞMESİ</text:p>
      <text:p text:style-name="P25"><text:span text:style-name="T32">MADDE </text:span><text:span text:style-name="T33">1<text:tab/></text:span><text:span text:style-name="T64">Tanım</text:span><text:span text:style-name="T70">lar</text:span><text:span text:style-name="T64">:</text:span><text:span text:style-name="T82"> </text:span><text:span text:style-name="T83">İ</text:span><text:span text:style-name="T84">şbu sözleşmede adı geçen; </text:span><text:span text:style-name="T65">Kiraya veren</text:span><text:span text:style-name="T83">; </text:span><text:span text:style-name="T86">mecurun</text:span><text:span text:style-name="T83"> sahibi</text:span><text:span text:style-name="T84">ni</text:span><text:span text:style-name="T83"> ve/veya vekili</text:span><text:span text:style-name="T84">ni</text:span><text:span text:style-name="T83">, </text:span><text:span text:style-name="T65">Kiracı;</text:span><text:span text:style-name="T92"> </text:span><text:span text:style-name="T95">mecuru</text:span><text:span text:style-name="T92"> kiralama hak</text:span><text:span text:style-name="T94">k</text:span><text:span text:style-name="T92">ını belirli bir ücret karşılığında </text:span><text:span text:style-name="T95">belirli bir süre</text:span><text:span text:style-name="T92"> kabul <text:s/>eden gerçek veya tüzel kişi</text:span><text:span text:style-name="T93">yi</text:span><text:span text:style-name="T84"> ifade eder. </text:span><text:span text:style-name="T3">İşbu k</text:span>ira sözleşme<text:span text:style-name="T203">yle</text:span>, kiraya veren , <text:span text:style-name="T27">bu sözleşmede özellikleri belirtilen mecurun</text:span> kullanı<text:span text:style-name="T167">mını,</text:span> <text:span text:style-name="T166">belli bir süre için, belirlenen fiyatla</text:span> kiracıya bırak<text:span text:style-name="T203">ır</text:span>.</text:p>
      <text:p text:style-name="P37"><text:span text:style-name="T105">M</text:span><text:span text:style-name="T103">ADDE </text:span><text:span text:style-name="T104">2<text:tab/></text:span><text:span text:style-name="T106">Kira süresi:</text:span><text:span text:style-name="T107"> </text:span><text:span text:style-name="T108">İşbu s</text:span><text:span text:style-name="T109">özleşme, belirli süre</text:span><text:span text:style-name="T111">lidir</text:span><text:span text:style-name="T110"> ve <text:s/>k</text:span><text:span text:style-name="T109">ararlaştırılan sürenin </text:span><text:span text:style-name="T113">sonunda</text:span><text:span text:style-name="T109"> herhangi bir bildirim olmaksızın, </text:span><text:span text:style-name="T112"><text:s/>sözleşmeden doğan haklar saklı kalmak şartıyla,</text:span><text:span text:style-name="T109"> sona ere</text:span><text:span text:style-name="T110">r. </text:span></text:p>
      <text:p text:style-name="P26"><text:span text:style-name="T38">M</text:span><text:span text:style-name="T32">ADDE 3 <text:tab/></text:span><text:span text:style-name="T75">Vergi ve benzeri yükümlülüklere katlanma borcu : </text:span>Kiralanana <text:span text:style-name="T193">ait, kültür, arsa, bina vergileri kiraya veren ;</text:span> <text:span text:style-name="T195">kira stopaj </text:span>vergi<text:span text:style-name="T63">si, çevre temizlik vergisi </text:span>ve benzeri yükümlülükler <text:span text:style-name="T27">kiracı tarafından ödenecektir. </text:span><text:span text:style-name="T116">Kiracı elektrik, su, </text:span><text:span text:style-name="T118">aidat</text:span><text:span text:style-name="T116"> vb. abone gerektiren işlemlerde, kira başlangıcında abonelikleri üzerine alacaktır ve kira müddeti boyunca bu </text:span><text:span text:style-name="T119">aboneliklere ait</text:span><text:span text:style-name="T116"> giderler kiracıya aittir.</text:span></text:p>
      <text:p text:style-name="P25"><text:span text:style-name="T32">MADDE </text:span><text:span text:style-name="T33">4 <text:tab/></text:span><text:span text:style-name="T76">Yan giderlere katlanma borcu</text:span><text:span text:style-name="T32"> : </text:span>Kira<text:span text:style-name="T27">cı</text:span>, kiralananın kullanımıyla ilgili olmak üzere, kendisi veya üçüncü kişi tarafından yapılan yan giderlere katlanmakla yükümlüdür.</text:p>
      <text:p text:style-name="P27"><text:span text:style-name="T32">MADDE </text:span><text:span text:style-name="T33">5<text:tab/></text:span><text:span text:style-name="T76">Kiralananın teslim anında </text:span><text:span text:style-name="T79">ve </text:span><text:span text:style-name="T76">sonra</text:span><text:span text:style-name="T79">sı</text:span><text:span text:style-name="T76"> ayıplı hâle gelmesinden sorumluluk</text:span><text:span text:style-name="T32"> <text:tab/></text:span></text:p>
      <text:list xml:id="list2414130027" text:style-name="WWNum3">
        <text:list-header>
          <text:p text:style-name="P56"><text:span text:style-name="T12">İşbu </text:span><text:span text:style-name="T14">sözleşme aynı zamanda teslim tutanağı hükmünde olup,</text:span><text:span text:style-name="T12"> sözleşme</text:span><text:span text:style-name="T13">nin imzalanması ile </text:span><text:span text:style-name="T12">kiracı, kiralananı sağlam, ayıpsız ve eksiksiz olarak, </text:span><text:span text:style-name="T19">olduğu şekliyle</text:span><text:span text:style-name="T12"> teslim aldığını kabul etmiştir. </text:span><text:span text:style-name="T11">Taşınmazda bulunan tuvalet, la</text:span><text:bookmark text:name="_GoBack"/><text:span text:style-name="T11">vabo <text:s/>banyo, vb. malzemeler kiracıya sağlam olarak teslim edilmiştir ve kira bitiminde kiracı bu malzemeleri sağlam ve eksiksiz olarak teslim etmekle yükümlüdür. Malzemelerde hasar oluşması durumunda kiracı ödemekle yükümlüdür. </text:span><text:span text:style-name="T14">Mecurun kullanılması sırasında oluşabilecek her türlü arıza, hasar vb. giderler kiracıya aittir. </text:span><text:span text:style-name="T27">Kiracının, mecurun teslimi sonrası, kendi ihtiyaçları doğrultusunda ortaya çıkabilecek ve eksik olarak tanımlayacağı şeylerin sorumluluğu kiracıya aittir. </text:span></text:p>
        </text:list-header>
      </text:list>
      <text:p text:style-name="P25"><text:span text:style-name="T32">MADDE </text:span><text:span text:style-name="T37">6</text:span><text:span text:style-name="T33"><text:tab/></text:span><text:span text:style-name="T76">Kira bedelinin indirilmesi</text:span><text:span text:style-name="T32"> : </text:span>Kiracı, <text:span text:style-name="T28">kira süresi boyunca ve sonrasında, sözleşmede belirlenen kira bedelinde, mucbir sebepler dahil, herhangi bir sebeple </text:span>indirim yapılmasını isteye<text:span text:style-name="T28">mez</text:span>. <text:span text:style-name="T209">İşbu sözleşme pandemi koşulları göz önünde bulundurularak imzalanmıştır.</text:span></text:p>
      <text:p text:style-name="P25"><text:span text:style-name="T32">MADDE </text:span><text:span text:style-name="T39">7</text:span><text:span text:style-name="T33"><text:tab/></text:span><text:span text:style-name="T76">Kira bedelini ödeme borcu,</text:span><text:span text:style-name="T32"> </text:span><text:span text:style-name="T36">ifa zamanı, kiracının temerrüdü</text:span><text:span text:style-name="T32"><text:tab/><text:tab/></text:span></text:p>
      <text:list xml:id="list161325847240858" text:continue-numbering="true" text:style-name="WWNum3">
        <text:list-header>
          <text:p text:style-name="P58"><text:span text:style-name="T138">Kira bedeli nettir. <text:s/></text:span><text:span text:style-name="T115">Sözleşme</text:span><text:span text:style-name="T138">de</text:span><text:span text:style-name="T115"> </text:span><text:span text:style-name="T138">belirtilen kira bedeli</text:span><text:span text:style-name="T115">, vergiler düşüldükten sonra </text:span><text:span text:style-name="T138">kiralayana </text:span><text:span text:style-name="T115">ödene</text:span><text:span text:style-name="T138">cek</text:span><text:span text:style-name="T115"> </text:span><text:span text:style-name="T119">net </text:span><text:span text:style-name="T115">miktardır. </text:span><text:span text:style-name="T138">Kira stopaj vergisi kiracı tarafından, </text:span><text:span text:style-name="T119">kiraya veren adına </text:span><text:span text:style-name="T138">ödenecektir. Her türlü resim vergi ve harçlar, ÇTV, stopaj vergisi ve kira süresi içerisinde ortaya çıkabilecek her türlü resmi ödemeler, vergi ve harçlar kiracı tarafından ödenecektir.</text:span><text:span text:style-name="T115"> Kiracı, kira bedelini </text:span><text:span text:style-name="T139">( kira bedeli aylık ödemeli yapılacaksa her ayın </text:span><text:span text:style-name="T140">1</text:span><text:span text:style-name="T141">. günü</text:span><text:span text:style-name="T139"> peşin </text:span><text:span text:style-name="T140">olarak</text:span><text:span text:style-name="T139"> )</text:span><text:span text:style-name="T115"> ve yan giderleri,</text:span><text:span text:style-name="T139"> </text:span><text:span text:style-name="T140">peşin </text:span><text:span text:style-name="T115">ödemekle yükümlüdür. </text:span><text:span text:style-name="T126">Ki</text:span><text:span text:style-name="T139">ra ödemeleri kiraya verene ait banka hesabına yatırılacaktır. </text:span><text:span text:style-name="T115">İşbu sö</text:span><text:span text:style-name="T142">z</text:span><text:span text:style-name="T115">leşme</text:span><text:span text:style-name="T122">de belirlenen</text:span><text:span text:style-name="T115"> kira bedeli</text:span><text:span text:style-name="T122">nin ödeme vadesi </text:span><text:span text:style-name="T125">sözleşme düzenleme </text:span><text:span text:style-name="T122">tarihidir.</text:span><text:span text:style-name="T115"> Ödeme çek veya senet ile taahhüt edilmiş ise ödemenin zamanında <text:s/>ödenmemesi durumunda, </text:span><text:span text:style-name="T200">müteakip bonolarda muacceliyet kesbedece</text:span><text:span text:style-name="T201">k</text:span><text:span text:style-name="T200">,</text:span><text:span text:style-name="T115"> </text:span><text:span text:style-name="T125">çek veya senedin ödeme vadesi, sözleşme düzenleme tarihi olarak kabul edilecektir </text:span><text:span text:style-name="T143">ve</text:span><text:span text:style-name="T125"> </text:span><text:span text:style-name="T115"><text:s/></text:span><text:span text:style-name="T143">k</text:span><text:span text:style-name="T125">iracı </text:span><text:span text:style-name="T143">geçmiş ve </text:span><text:span text:style-name="T125">o</text:span><text:span text:style-name="T115">turduğu süreye ait kira borcunu, </text:span><text:span text:style-name="T122">geçen her gün için, yıllık kira bedelinin yüzde </text:span><text:span text:style-name="T125">biri</text:span><text:span text:style-name="T122"> oranında </text:span><text:span text:style-name="T125">(%1)</text:span><text:span text:style-name="T122"> </text:span><text:span text:style-name="T124">günlük </text:span><text:span text:style-name="T122">ceza bedeli </text:span><text:span text:style-name="T125">ile birlikte</text:span><text:span text:style-name="T122"> ödemeyi</text:span><text:span text:style-name="T115"> peşinen kabul ve taahhüt eder.</text:span></text:p>
        </text:list-header>
      </text:list>
      <text:p text:style-name="P25"><text:span text:style-name="T32">MADDE </text:span><text:span text:style-name="T40">8</text:span><text:span text:style-name="T34"><text:tab/></text:span><text:span text:style-name="T77">Temizlik ve bakım giderlerini ödeme borcu</text:span> : Kiracı, kiralananın olağan kullanımı için gerekli temizlik, bakım <text:span text:style-name="T209">vb.</text:span> giderleri ödemekle yükümlüdür.</text:p>
      <text:p text:style-name="P25"><text:span text:style-name="T32">MADDE </text:span><text:span text:style-name="T40">9</text:span><text:span text:style-name="T34"><text:tab/></text:span><text:span text:style-name="T37">K</text:span><text:span text:style-name="T77">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0">önce kiracıya bildirmek ve bunların </text:span>yapıldığı sırada kiracının yararlarını göz önünde tutmak zorundadır. </text:p>
      <text:p text:style-name="P34"><text:span text:style-name="T32">MADD</text:span><text:span text:style-name="T42">E 10 </text:span><text:span text:style-name="T66">Kira</text:span><text:span text:style-name="T77">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34">Kiracı, <text:span text:style-name="T194">mecurda bir değişiklik yapmak isterse bu ek bir sözleşme ile belirlenmelidir.</text:span> Kiracı, kiraya verenin rızasıyla yaptığı yenilik ve değişiklikler sebebiyle kiralananda ortaya çıka<text:span text:style-name="T194">bilecek</text:span> </text:p>
      <text:p text:style-name="P15"/>
      <text:p text:style-name="P15">KİRAYA VEREN<text:tab/>KİRACI<text:tab/>ŞAHİT-KEFİL</text:p>
      <text:p text:style-name="P90"><text:tab/><text:tab/><text:tab/><text:tab/><text:tab/><text:tab/><text:span text:style-name="T249">Hüseyin </text:span><text:span text:style-name="T250">TÜFEK</text:span></text:p>
      <text:p text:style-name="P90"><text:span text:style-name="T251"><text:tab/><text:tab/><text:tab/><text:tab/><text:tab/><text:tab/></text:span><text:span text:style-name="T250">10067476472</text:span><text:tab/></text:p>
      <text:p text:style-name="P34"><text:soft-page-break/><text:span text:style-name="T115">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0">Aksi bir sözleşme ile kararlaştır</text:span><text:span text:style-name="T136">ı</text:span><text:span text:style-name="T120">lmamışsa, </text:span><text:span text:style-name="T117">Kiracı, kira bitiminde yaptığı bu tip imalatları sökemez, çıkaramaz, kıramaz. Kiracı bu tip imalatları sağlam olarak kiraya verene teslim etmekle yükümlüdür. </text:span></text:p>
      <text:p text:style-name="P25"><text:span text:style-name="T42">MADDE 11</text:span><text:span text:style-name="T34"><text:tab/></text:span><text:span text:style-name="T77">Alt kira ve kullanım hakkının devri, </text:span><text:span text:style-name="T66">Kira ilişkisinin devri</text:span><text:span text:style-name="T32"> : </text:span>Kiracı, kiraya verenin yazılı rızası olmadıkça, kiralananı başkasına kiralayamayacağı gibi, kullanım hakkını da, kira ilişkisini <text:span text:style-name="T167">de</text:span> başkasına devredemez. </text:p>
      <text:p text:style-name="P25"><text:span text:style-name="T32">MADDE </text:span><text:span text:style-name="T34">1</text:span><text:span text:style-name="T41">2</text:span><text:span text:style-name="T34"><text:tab/></text:span><text:span text:style-name="T77">Kiralananın kullanılmaması</text:span><text:span text:style-name="T32"> :</text:span><text:span text:style-name="T2"> </text:span><text:span text:style-name="T8">Normal veya mucbir bir sebeple, m</text:span><text:span text:style-name="T6">ecur</text:span> kullanılmasa veya sınırlı olarak kullanılsa bile kiracı, kira bedelini ödemekle yükümlüdür. <text:span text:style-name="T202">İşbu sözleşme pandemi koşulları göz önünde bulundurularak düzenlenmiştir.</text:span></text:p>
      <text:p text:style-name="P25"><text:span text:style-name="T32">MADDE </text:span><text:span text:style-name="T37">1</text:span><text:span text:style-name="T41">3</text:span><text:span text:style-name="T34"><text:tab/></text:span><text:span text:style-name="T77">Kiralananın sözleşmenin bitiminden önce geri verilmesi</text:span><text:span text:style-name="T32"> <text:s/>: </text:span>Kiracı, sözleşme süresine veya fesih dönemine uymaksızın kiralananı geri verdiği takdirde, kira sözleşmesinden doğan borçları, <text:span text:style-name="T29">sözleşme bitim süresine kadar olan dönem boyunca devam eder. Bu gibi durumlarda kiracı, kiralananı başkasına devredemez. Kiraya veren, k</text:span>iralananın <text:span text:style-name="T164">güncel</text:span> koşullarla kiraya verilebileceği <text:span text:style-name="T29">yeni bir kiracı bulması </text:span>h<text:span text:style-name="T202">a</text:span>linde, kiracının kira sözleşmesinden doğan borçları sona erer. <text:s/><text:span text:style-name="T202">Kiracı sözleşmede belirtilen şartlarda, kiralananı kullanmasa bile, kira borcunu ödemekle yükümlüdür.</text:span></text:p>
      <text:p text:style-name="P28"><text:span text:style-name="T32">MADDE </text:span><text:span text:style-name="T37">1</text:span><text:span text:style-name="T41">4</text:span><text:span text:style-name="T34"><text:tab/></text:span><text:span text:style-name="T75">Sözleşmenin sona ermesi</text:span><text:span text:style-name="T2"> : </text:span><text:span text:style-name="T4">İşbu sözleşme, belirli süreli bir sözleşmedir. K</text:span>ira sözleşmesi bu sürenin sonunda kendiliğinden sona erer. <text:span text:style-name="T194">Kiracı kiralananı sözleşme bitim tarihinde boşaltmakla yükümlüdür.</text:span><text:span text:style-name="T91"> </text:span><text:span text:style-name="T102">K</text:span><text:span text:style-name="T99">iracı, </text:span><text:span text:style-name="T102">mecuru boşaltmadığı takdirde, </text:span><text:span text:style-name="T99"><text:s/></text:span><text:span text:style-name="T98">geçmiş ve </text:span><text:span text:style-name="T99">o</text:span><text:span text:style-name="T96">turduğu süreye ait kira borcunu, </text:span><text:span text:style-name="T100">geçen her gün için, yıllık kira bedelinin yüzde </text:span><text:span text:style-name="T99">biri</text:span><text:span text:style-name="T100"> oranında </text:span><text:span text:style-name="T99">(%1)</text:span><text:span text:style-name="T100"> </text:span><text:span text:style-name="T101">günlük </text:span><text:span text:style-name="T100">ceza bedeli </text:span><text:span text:style-name="T99">ile birlikte</text:span><text:span text:style-name="T100"> ödemeyi</text:span><text:span text:style-name="T96"> peşinen kabul ve taahhüt eder.</text:span></text:p>
      <text:p text:style-name="P25"><text:span text:style-name="T32">MADDE </text:span><text:span text:style-name="T37">1</text:span><text:span text:style-name="T41">5</text:span><text:span text:style-name="T32"><text:tab/></text:span><text:span text:style-name="T75">Kiracının iflası </text:span><text:span text:style-name="T80">ve ölümü : </text:span>Kiracı, kiralananın tesliminden sonra iflas eder <text:span text:style-name="T194">veya</text:span> <text:s/>öl<text:span text:style-name="T194">ürse, ö</text:span>len kiracının <text:span text:style-name="T62">mirasçıları ve </text:span>ortakları veya bu ortakların aynı meslek ve sanatı yürüten mirasçıları <text:span text:style-name="T30"><text:s/>kiranın devam etmesine yönelik istekleri, bu sözleşmeye bağlı olarak geçersizdir. </text:span><text:span text:style-name="T85">Kiracının ölümü ile bu sözleşmedeki </text:span><text:span text:style-name="T82">“Kiralananın sözleşmenin bitiminden önce geri verilmesi” </text:span><text:span text:style-name="T85">maddesinde belirtilen şartlar uygulanır. </text:span><text:span text:style-name="T30">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9"><text:span text:style-name="T32">MADDE </text:span><text:span text:style-name="T37">1</text:span><text:span text:style-name="T41">6</text:span><text:span text:style-name="T35"><text:tab/></text:span><text:span text:style-name="T78">Kiralananın geri verilmesi</text:span><text:span text:style-name="T32"> <text:tab/>:</text:span><text:span text:style-name="T2"> “</text:span><text:span text:style-name="T87">Kiralananda yenilik ve değişiklik yapılması“ </text:span><text:span text:style-name="T88">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4">de</text:span>, sözleşmeye aykırı kullanmadan doğacak zararları giderme<text:span text:style-name="T31">kle yükümlüdür.</text:span> </text:p>
      <text:p text:style-name="P25"><text:span text:style-name="T32">MADDE </text:span><text:span text:style-name="T37">1</text:span><text:span text:style-name="T41">7</text:span><text:span text:style-name="T35"><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1"/>
      <text:p text:style-name="P14">KİRAYA VEREN<text:tab/>KİRACI<text:tab/>ŞAHİT-KEFİL</text:p>
      <text:p text:style-name="P89"><text:span text:style-name="T148"><text:tab/><text:tab/><text:tab/><text:tab/><text:tab/><text:tab/></text:span><text:span text:style-name="T247">Hüseyin </text:span><text:span text:style-name="T248">TÜFEK</text:span></text:p>
      <text:p text:style-name="P91"><text:span text:style-name="T191"><text:tab/><text:tab/><text:tab/><text:tab/><text:tab/><text:tab/></text:span><text:span text:style-name="T157">10067476472</text:span></text:p>
      <text:p text:style-name="P30"><text:soft-page-break/><text:span text:style-name="T32">MADDE </text:span><text:span text:style-name="T41">18</text:span><text:span text:style-name="T35"><text:tab/></text:span><text:span text:style-name="T78">Kullanma giderleri</text:span><text:span text:style-name="T32"> : </text:span>Kiracı, ısıtma, aydınlatma ve su gibi kullanma giderlerine katlan<text:span text:style-name="T210">ır ve</text:span> bu giderleri ispat edici belgelerin birer örneğini, istem üzerine diğer tarafa vermek zorundadır. </text:p>
      <text:p text:style-name="P35"><text:span text:style-name="T32">MADDE </text:span><text:span text:style-name="T37">1</text:span><text:span text:style-name="T41">9</text:span><text:span text:style-name="T35"><text:tab/></text:span><text:span text:style-name="T78">Kiracının güvence vermesi</text:span><text:span text:style-name="T32"> <text:tab/>: </text:span><text:span text:style-name="T5">K</text:span>iracı <text:span text:style-name="T212">belirlenen </text:span>güvence <text:span text:style-name="T212">bedelini öder ve tahliyede kiracının herhangi bir borcu olmadığı durumda bu bedel aynı miktarda iade edilir.</text:span></text:p>
      <text:p text:style-name="P31"><text:span text:style-name="T32">MADDE </text:span><text:span text:style-name="T37">2</text:span><text:span text:style-name="T41">0</text:span><text:span text:style-name="T35"> <text:tab/></text:span><text:span text:style-name="T78">Kira </text:span><text:span text:style-name="T81">Yıllık Artış Oranı</text:span><text:span text:style-name="T32"> </text:span><text:span text:style-name="T35">ve </text:span><text:span text:style-name="T78">Belirlenmesi<text:tab/>: </text:span><text:span text:style-name="T61">Bir yıldan uzun süreyle yapılan sözleşmelerde </text:span>uygulanacak <text:span text:style-name="T168">yıllık kira artış oranı</text:span>, <text:span text:style-name="T164">yıllık tüketici </text:span>fiyat endeksin<text:span text:style-name="T164">in (TÜFE)</text:span> <text:span text:style-name="T61">altında olmamak</text:span> koşuluyla <text:span text:style-name="T114">yapılacaktır.</text:span>. </text:p>
      <text:p text:style-name="P32"><text:span text:style-name="T43">MADDE </text:span><text:span text:style-name="T44">2</text:span><text:span text:style-name="T45">1</text:span><text:span text:style-name="T44"> <text:tab/></text:span><text:span text:style-name="T46">Sözleşmenin feshi : </text:span><text:span text:style-name="T115">İşbu sözleşmenin herhangi bir maddesinin ihlali ile </text:span><text:span text:style-name="T129">veya süre bitiminde</text:span><text:span text:style-name="T115">, </text:span><text:span text:style-name="T126">kiraya verenin hakları saklı kalmak şartıyla</text:span><text:span text:style-name="T115"> sözleşme fesh edilir ve kiracı mecuru hiçbir ihtara gerek kalmadan boşaltma</text:span><text:span text:style-name="T130">yı kabul ve taahhüt etmiştir.</text:span><text:span text:style-name="T115">. </text:span></text:p>
      <text:list xml:id="list161326247173677" text:continue-numbering="true" text:style-name="WWNum3">
        <text:list-header>
          <text:p text:style-name="P57"><text:span text:style-name="T43">MADDE </text:span><text:span text:style-name="T44">2</text:span><text:span text:style-name="T45">2</text:span><text:span text:style-name="T46"><text:tab/>Kefil ve şahit : </text:span><text:span text:style-name="T115">Kefil </text:span><text:span text:style-name="T130">ve şahit</text:span><text:span text:style-name="T115">, bu sözleşmeye attığı imza ile, sözleşme şartlarına uyulmaması </text:span><text:span text:style-name="T125">ve/veya bu sözleşmeyle bağlantılı tahliye taahhütnamesi vb. belgeler</text:span><text:span text:style-name="T115"> ile ortaya çıkabilecek her türlü maddi ve manevi zararların karşılanması hususunda, müteselsilen sorumlu olduğunu kabul ve beyan etmiştir. Kefil </text:span><text:span text:style-name="T131">ve Şahit</text:span><text:span text:style-name="T115">, sözleşmeyi imzalayan kişinin, </text:span><text:span text:style-name="T136">s</text:span><text:span text:style-name="T115">özleşmede adı geçen kişi olduğuna şahitlik ettiğini kabul ve beyan e</text:span><text:span text:style-name="T149">tmiştir.</text:span><text:span text:style-name="T115"> </text:span></text:p>
          <text:p text:style-name="P59"><text:span text:style-name="T45">MADDE 23<text:tab/>Yetkili mercii ve tebligat :</text:span><text:span text:style-name="T15"> İşbu </text:span><text:span text:style-name="T130"><text:s/>sözleşmede belirtilen adresler tarafların tebligat adresleri olarak da belirlenmiş olup her türlü tebligatın bu adreslere yapılabileceği taraflarca kabul edilmişti</text:span><text:span text:style-name="T132">r.</text:span><text:span text:style-name="T130"> Taraflar, anlaşmazlık vuku</text:span><text:span text:style-name="T132">unda</text:span><text:span text:style-name="T130">, T.C. Tokat Mahkeme ve İcra Dairelerinin selahiyetini </text:span><text:span text:style-name="T129">şimdiden </text:span><text:span text:style-name="T130">kabul ve beyan etmiştir. </text:span></text:p>
          <text:list>
            <text:list-item>
              <text:list>
                <text:list-item>
                  <text:list>
                    <text:list-item>
                      <text:list>
                        <text:list-item>
                          <text:list>
                            <text:list-item>
                              <text:list>
                                <text:list-header>
                                  <text:p text:style-name="P60"/>
                                  <text:list>
                                    <text:list-header>
                                      <text:p text:style-name="P59"><text:span text:style-name="T115">İşbu akit, </text:span><text:span text:style-name="T132">3</text:span><text:span text:style-name="T133"> sayfa,</text:span><text:span text:style-name="T134"> 2</text:span><text:span text:style-name="T130">3</text:span><text:span text:style-name="T134"> madde </text:span><text:span text:style-name="T130">ve kiraya veren, kiracı, kiralanan ve kira hakkında detaylardan</text:span><text:span text:style-name="T134"> </text:span><text:span text:style-name="T133">oluşur ve </text:span><text:span text:style-name="T132">1</text:span><text:span text:style-name="T115"> nüsha halinde tanzim edilmiş olup, taraflarca </text:span><text:span text:style-name="T130">okunarak, </text:span><text:span text:style-name="T115">kabul edilmiş ve imzalanmıştır.</text:span></text:p>
                                    </text:list-header>
                                  </text:list>
                                </text:list-header>
                              </text:list>
                            </text:list-item>
                          </text:list>
                        </text:list-item>
                      </text:list>
                    </text:list-item>
                  </text:list>
                </text:list-item>
              </text:list>
            </text:list-item>
          </text:list>
        </text:list-header>
      </text:list>
      <text:p text:style-name="P55"/>
      <text:p text:style-name="P55"/>
      <text:p text:style-name="P72"><text:span text:style-name="T173">Sözleşmenin<text:tab/>:</text:span><text:span text:style-name="T192"> </text:span><text:span text:style-name="T186">Düzenleme Tarihi</text:span><text:span text:style-name="T187"><text:tab/></text:span><text:span text:style-name="T122">: </text:span><text:span text:style-name="T47"><text:s/></text:span><text:span text:style-name="T59"><text:tab/><text:tab/></text:span><text:span text:style-name="T47"> <text:s/></text:span><text:span text:style-name="T89"><text:s/><text:tab/></text:span><text:span text:style-name="T90">Düzenleme No: </text:span><text:span text:style-name="T67">20</text:span><text:span text:style-name="T68">2</text:span><text:span text:style-name="T73">2</text:span><text:span text:style-name="T72">1</text:span><text:span text:style-name="T74">13</text:span><text:span text:style-name="T73">08</text:span><text:span text:style-name="T72">5</text:span><text:span text:style-name="T69">-0</text:span><text:span text:style-name="T72">1</text:span><text:span text:style-name="T73">1</text:span></text:p>
      <text:p text:style-name="P72"><text:span text:style-name="T172">Kiraya Veren<text:tab/>: </text:span><text:span text:style-name="T183">Adı Soyadı</text:span><text:span text:style-name="T115"><text:tab/>: </text:span><text:span text:style-name="T137"><text:tab/><text:tab/></text:span><text:span text:style-name="T115"><text:tab/><text:tab/></text:span><text:span text:style-name="T176">TC Kimlik No</text:span><text:span text:style-name="T11"><text:tab/>: </text:span></text:p>
      <text:p text:style-name="P70"/>
      <text:p text:style-name="P70">Kiracı<text:tab/></text:p>
      <text:p text:style-name="P72"><text:span text:style-name="T183">Adı Soyadı</text:span><text:span text:style-name="T115"><text:tab/>: </text:span><text:span text:style-name="T156">Hüseyin </text:span><text:span text:style-name="T157">TÜFEK</text:span></text:p>
      <text:p text:style-name="P72"><text:span text:style-name="T183">TC Kimlik No</text:span><text:span text:style-name="T115"><text:tab/>: </text:span><text:span text:style-name="T157">10067476472</text:span></text:p>
      <text:p text:style-name="P72"><text:span text:style-name="T188">Tebligat </text:span><text:span text:style-name="T183">Adres</text:span><text:span text:style-name="T115"><text:tab/>: </text:span><text:span text:style-name="T157">Seyit Necmettin Mah. Biber Sokak No:25 TOKAT</text:span></text:p>
      <text:p text:style-name="P74"><text:span text:style-name="T180">Telefon No</text:span><text:tab/>: <text:span text:style-name="T244">0545 379 4385 – (Ayhan <text:s/>0507 769 7465)</text:span></text:p>
      <text:p text:style-name="P71"/>
      <text:p text:style-name="P74"><text:span text:style-name="T170">Kiralana</text:span><text:span text:style-name="T171">nın</text:span><text:span text:style-name="T174"><text:tab/></text:span></text:p>
      <text:p text:style-name="P72"><text:span text:style-name="T183">Cinsi<text:tab/></text:span><text:span text:style-name="T115"><text:tab/><text:tab/>: </text:span><text:span text:style-name="T50">İşyeri<text:tab/></text:span><text:span text:style-name="T43"><text:tab/></text:span><text:span text:style-name="T189">Kullanım Amacı</text:span><text:span text:style-name="T115"><text:tab/>:</text:span><text:span text:style-name="T144"> </text:span><text:span text:style-name="T53">Oto Yıkama</text:span></text:p>
      <text:p text:style-name="P72"><text:span text:style-name="T183">Adresi<text:tab/></text:span><text:span text:style-name="T115"><text:tab/><text:tab/>: </text:span><text:span text:style-name="T53">İsmail Altıngövde Cad. No: 21/A TOKAT</text:span></text:p>
      <text:p text:style-name="P72"><text:span text:style-name="T178">Tapu-</text:span><text:span text:style-name="T179">Abone Bi</text:span><text:span text:style-name="T178">lgileri</text:span><text:span text:style-name="T175"><text:tab/></text:span><text:span text:style-name="T115">: </text:span><text:span text:style-name="T145">Pafta: <text:s/><text:tab/></text:span><text:span text:style-name="T132">A</text:span><text:span text:style-name="T115">da<text:tab/>:</text:span><text:span text:style-name="T146"> </text:span><text:span text:style-name="T53">1245</text:span><text:span text:style-name="T147"><text:tab/>Parsel<text:tab/>: </text:span><text:span text:style-name="T152">2</text:span><text:span text:style-name="T16"><text:tab/>Elektrik : <text:s text:c="13"/>Su : </text:span></text:p>
      <text:p text:style-name="P70"/>
      <text:p text:style-name="P74"><text:span text:style-name="T169">Kiranın </text:span><text:tab/></text:p>
      <text:p text:style-name="P72"><text:span text:style-name="T183">Başlangıç tarihi</text:span><text:span text:style-name="T115"><text:tab/>: </text:span><text:span text:style-name="T155">3</text:span><text:span text:style-name="T51">0</text:span><text:span text:style-name="T50"> </text:span><text:span text:style-name="T52">Kasım</text:span><text:span text:style-name="T50"> </text:span><text:span text:style-name="T56">202</text:span><text:span text:style-name="T58">2</text:span><text:span text:style-name="T145"><text:tab/></text:span><text:span text:style-name="T115"><text:tab/></text:span></text:p>
      <text:p text:style-name="P72"><text:span text:style-name="T183">Bitiş tarihi</text:span><text:span text:style-name="T115"><text:tab/><text:tab/>: </text:span><text:span text:style-name="T155">2</text:span><text:span text:style-name="T51">9</text:span><text:span text:style-name="T56"> </text:span><text:span text:style-name="T52">Kasım</text:span><text:span text:style-name="T56"> 202</text:span><text:span text:style-name="T58">3</text:span><text:span text:style-name="T153"><text:tab/><text:tab/><text:tab/></text:span><text:span text:style-name="T183">Süresi </text:span><text:span text:style-name="T115"><text:tab/>: </text:span><text:span text:style-name="T54">1 Yıl </text:span><text:span text:style-name="T57">(Bir Yıl)</text:span><text:span text:style-name="T154"> </text:span></text:p>
      <text:p text:style-name="P69"><text:span text:style-name="T10">Bedeli<text:tab/></text:span><text:tab/><text:tab/>: <text:span text:style-name="T234"><text:s/></text:span><text:span text:style-name="T235">4</text:span><text:span text:style-name="T241">2</text:span><text:span text:style-name="T235">.000</text:span><text:span text:style-name="T236">,00</text:span><text:span text:style-name="T237"> </text:span><text:span text:style-name="T238">TL ( </text:span><text:span text:style-name="T241">Kırk İki </text:span><text:span text:style-name="T235">Bin</text:span><text:span text:style-name="T239"> </text:span><text:span text:style-name="T240">TL </text:span><text:span text:style-name="T238">) <text:s/>+ STOPAJ VERGİSİ</text:span></text:p>
      <text:p text:style-name="P68"><text:span text:style-name="T245"><text:tab/> </text:span></text:p>
      <text:p text:style-name="P33"><text:span text:style-name="T184">B</text:span><text:span text:style-name="T185">anka hesa</text:span><text:span text:style-name="T184">p no</text:span><text:span text:style-name="T97"><text:tab/>: </text:span></text:p>
      <text:p text:style-name="P38"/>
      <text:p text:style-name="P38">İşbu akitteki bilgilerin doğruluğunu ve sözleşmenin tüm şartlarına uyacağımı peşinen kabul ettiğimi, <text:span text:style-name="T165">akiti okuyarak, hür irademle imzaladığımı,</text:span> beyan, <text:span text:style-name="T199">kabul</text:span> ve taahhüt ederim.</text:p>
      <text:p text:style-name="P17"/>
      <text:p text:style-name="P19">KİRAYA VEREN<text:tab/>KİRACI<text:tab/>ŞAHİT-KEFİL</text:p>
      <text:p text:style-name="P61"><text:tab/><text:tab/><text:tab/><text:tab/><text:tab/></text:p>
      <text:p text:style-name="P61"/>
      <text:p text:style-name="P61"/>
      <text:p text:style-name="P16"/>
      <text:p text:style-name="P45"/>
      <text:p text:style-name="P45"/>
      <text:p text:style-name="P45"><text:soft-page-break/></text:p>
      <text:p text:style-name="P45"/>
      <text:p text:style-name="P45"/>
      <text:p text:style-name="P45"/>
      <text:p text:style-name="P45"/>
      <text:p text:style-name="P45">TAHLİYE TAAHHÜTNAMESİ</text:p>
      <text:p text:style-name="P45"/>
      <text:p text:style-name="P49"><text:span text:style-name="T115"><text:tab/>Halen tahtı icarımda bulunan, kiraya vereni ve özellikleri aşağıda belirtilen taşınmazı; </text:span><text:span text:style-name="T124">tahliye etmeyi taahhüt ettiğim tarih</text:span><text:span text:style-name="T127">te</text:span><text:span text:style-name="T124">, </text:span><text:span text:style-name="T127">aşağıda </text:span><text:span text:style-name="T124">tarih </text:span><text:span text:style-name="T127">ve</text:span><text:span text:style-name="T124"> sayı</text:span><text:span text:style-name="T128">sı </text:span><text:span text:style-name="T127">belirtilen </text:span><text:span text:style-name="T124">kira sözleşme</text:span><text:span text:style-name="T128">sinin</text:span><text:span text:style-name="T124"> şartlarına bağlı kalarak, </text:span><text:span text:style-name="T123"><text:s/></text:span><text:span text:style-name="T115">hiçbir kanuni merasime, ihtar ve protesto keşidesine, cevap itasına, tebliğ ve tebellüğe, </text:span><text:span text:style-name="T158">herhangi bir ihtar ve hiçbir hüküm istihsaline ve mahkemeden ilam almaya hacet kalmaksızın</text:span><text:span text:style-name="T115"> kayıtsız ve şartsız olarak boşaltmayı </text:span><text:span text:style-name="T158">kesin olarak, </text:span><text:span text:style-name="T160">hür irademle</text:span><text:span text:style-name="T158"> beyan, kabul ve taahhüt ed</text:span><text:span text:style-name="T159">iyorum</text:span><text:span text:style-name="T158">.</text:span></text:p>
      <text:p text:style-name="P51"/>
      <text:p text:style-name="P50"><text:span text:style-name="T115"><text:tab/>Gününde tahliye edemediğim </text:span><text:span text:style-name="T121">veya </text:span><text:span text:style-name="T115">etmediğim takdirde, </text:span><text:span text:style-name="T122">geçen her gün için, yıllık kira bedelinin yüzde </text:span><text:span text:style-name="T125">biri</text:span><text:span text:style-name="T122"> oranında </text:span><text:span text:style-name="T125">(%1)</text:span><text:span text:style-name="T122"> </text:span><text:span text:style-name="T124">günlük </text:span><text:span text:style-name="T122">ceza bedeli ödemeyi, </text:span><text:span text:style-name="T115">kiraya veren veya yetkili kanuni ve</text:span><text:span text:style-name="T205">kili tarafından aleyhime yapılacak, her türlü icra takibatı, mahkeme masrafları, avukatlık ücretleri ve benzeri tüm ücretlerinde tamamen şahsım tarafından karşılanacağını şimdiden <text:s/>kabul,</text:span><text:span text:style-name="T206"> beyan</text:span><text:span text:style-name="T205"> ve taahhüt ediyorum. İşbu taahhütname</text:span><text:span text:style-name="T207">yi</text:span><text:span text:style-name="T205"> </text:span><text:span text:style-name="T208">hür</text:span><text:span text:style-name="T205"> irademle </text:span><text:span text:style-name="T208">okudum ve</text:span><text:span text:style-name="T205"> imza</text:span><text:span text:style-name="T207">lıyorum</text:span><text:span text:style-name="T205">. </text:span></text:p>
      <text:p text:style-name="P46"/>
      <text:p text:style-name="P54">TAHLİYE EDİLECEK YERİN</text:p>
      <text:p text:style-name="P52">Adresi<text:tab/>: <text:s/></text:p>
      <text:p text:style-name="P47"/>
      <text:p text:style-name="P53"><text:span text:style-name="T26">İlgili </text:span><text:span text:style-name="T23">Kira </text:span><text:span text:style-name="T24">Sözleşme</text:span><text:span text:style-name="T23">si</text:span><text:span text:style-name="T24"> Tarihi, <text:s/></text:span><text:span text:style-name="T25">No <text:s/></text:span><text:span text:style-name="T24"><text:tab/>:<text:tab/></text:span></text:p>
      <text:p text:style-name="P48"/>
      <text:p text:style-name="P48">Mecurun tahliye Edileceği taahhüt edilen tarih<text:tab/>:</text:p>
      <text:p text:style-name="P44"/>
      <text:p text:style-name="P44"/>
      <text:p text:style-name="P44">Kiracı<text:tab/></text:p>
      <text:p text:style-name="P84"><text:span text:style-name="T183">Adı Soyadı</text:span><text:span text:style-name="T115"><text:tab/>: </text:span><text:span text:style-name="T156">Hüseyin </text:span><text:span text:style-name="T157">TÜFEK</text:span></text:p>
      <text:p text:style-name="P84"><text:span text:style-name="T183">TC Kimlik No</text:span><text:span text:style-name="T115"><text:tab/>: </text:span><text:span text:style-name="T157">10067476472</text:span></text:p>
      <text:p text:style-name="P84"><text:span text:style-name="T188">Tebligat </text:span><text:span text:style-name="T183">Adres</text:span><text:span text:style-name="T115"><text:tab/>: </text:span><text:span text:style-name="T157">Seyit Necmettin Mah. Biber Sokak No:25 TOKAT</text:span></text:p>
      <text:p text:style-name="P85"><text:span text:style-name="T182">Telefon No</text:span><text:span text:style-name="T211"><text:tab/>: </text:span><text:span text:style-name="T244">0545 379 4385 – (Ayhan <text:s/>0507 769 7465)</text:span></text:p>
      <text:p text:style-name="P41"/>
      <text:p text:style-name="P41"/>
      <text:p text:style-name="P41"/>
      <text:p text:style-name="P41"/>
      <text:p text:style-name="P41"/>
      <text:p text:style-name="P41"/>
      <text:p text:style-name="P41"/>
      <text:p text:style-name="P41"/>
      <text:p text:style-name="P41"/>
      <text:p text:style-name="P41"/>
      <text:p text:style-name="P41"><text:tab/><text:tab/></text:p>
      <text:p text:style-name="P43"><text:tab/> <text:s text:c="29"/>KİRACI</text:p>
      <text:p text:style-name="P42"><text:tab/><text:tab/><text:tab/><text:tab/></text:p>
      <text:p text:style-name="P40"/>
      <text:p text:style-name="P40"/>
      <text:p text:style-name="P40"><text:soft-page-break/></text:p>
      <text:p text:style-name="P40"/>
      <text:p text:style-name="P40"/>
      <text:p text:style-name="P40"/>
      <text:p text:style-name="P39"/>
      <text:p text:style-name="P39"/>
      <text:p text:style-name="P39"/>
      <text:p text:style-name="P39"/>
      <text:p text:style-name="P39"/>
      <text:p text:style-name="P2">KİRA FESİH SÖZLEŞMESİ</text:p>
      <text:p text:style-name="P3"/>
      <text:p text:style-name="P9"><text:span text:style-name="T115"><text:tab/></text:span><text:span text:style-name="T135">A</text:span><text:span text:style-name="T127">şağıda </text:span><text:span text:style-name="T124">tarih </text:span><text:span text:style-name="T127">ve</text:span><text:span text:style-name="T124"> sayı</text:span><text:span text:style-name="T128">sı </text:span><text:span text:style-name="T127">belirtilen </text:span><text:span text:style-name="T124">kira sözleşme</text:span><text:span text:style-name="T128">si</text:span><text:span text:style-name="T135">ni tek taraflı olarak fesh ediyorum. Sözleşme şartları ile t</text:span><text:span text:style-name="T115">ahtı icarımda bulunan taşınmazı; </text:span><text:span text:style-name="T135">belirtilen tarihte,</text:span><text:span text:style-name="T124"> </text:span><text:span text:style-name="T127">belirtilen </text:span><text:span text:style-name="T124">kira sözleşme</text:span><text:span text:style-name="T128">sinin</text:span><text:span text:style-name="T124"> şartlarına bağlı kalarak </text:span><text:span text:style-name="T161">tahliye ettim.</text:span></text:p>
      <text:p text:style-name="P4"/>
      <text:p text:style-name="P5"><text:span text:style-name="T198">FESH</text:span><text:span text:style-name="T197"> EDİLE</text:span><text:span text:style-name="T198">N</text:span><text:span text:style-name="T197"> </text:span><text:span text:style-name="T198">SÖZLEŞMENİN</text:span></text:p>
      <text:p text:style-name="P4"/>
      <text:p text:style-name="P10"><text:span text:style-name="T162">Tarihi, <text:s/></text:span><text:span text:style-name="T163">No</text:span><text:span text:style-name="T162"><text:tab/><text:tab/><text:tab/><text:tab/>:<text:tab/></text:span></text:p>
      <text:p text:style-name="P6">Mecurun tahliye Edil<text:span text:style-name="T196">diği </text:span>tarih<text:tab/>:</text:p>
      <text:p text:style-name="P6"/>
      <text:p text:style-name="P81">Kiracı<text:tab/></text:p>
      <text:p text:style-name="P82"><text:span text:style-name="T183">Adı Soyadı</text:span><text:span text:style-name="T115"><text:tab/>: </text:span><text:span text:style-name="T156">Hüseyin </text:span><text:span text:style-name="T157">TÜFEK</text:span></text:p>
      <text:p text:style-name="P82"><text:span text:style-name="T183">TC Kimlik No</text:span><text:span text:style-name="T115"><text:tab/>: </text:span><text:span text:style-name="T157">10067476472</text:span></text:p>
      <text:p text:style-name="P82"><text:span text:style-name="T188">Tebligat </text:span><text:span text:style-name="T183">Adres</text:span><text:span text:style-name="T115"><text:tab/>: </text:span><text:span text:style-name="T157">Seyit Necmettin Mah. Biber Sokak No:25 TOKAT</text:span></text:p>
      <text:p text:style-name="P82"><text:span text:style-name="T177">Telefon No</text:span><text:span text:style-name="T18"><text:tab/>: </text:span><text:span text:style-name="T22">0545 379 4385 – (Ayhan <text:s/>0507 769 7465)</text:span><text:span text:style-name="T18"><text:tab/></text:span></text:p>
      <text:p text:style-name="P8"><text:span text:style-name="T246"><text:tab/> <text:s text:c="37"/></text:span><text:s text:c="11"/>K<text:span text:style-name="T212">iracı</text:span><text:tab/></text:p>
      <text:p text:style-name="P7"><text:span text:style-name="T213"><text:tab/><text:tab/><text:tab/></text:span></text:p>
      <text:p text:style-name="P12"/>
      <text:p text:style-name="P13"/>
      <text:p text:style-name="P13"/>
      <text:p text:style-name="P13"/>
      <text:p text:style-name="P13"><text:soft-page-break/></text:p>
      <text:p text:style-name="P13"/>
      <text:p text:style-name="P23"/>
      <text:p text:style-name="P23"><text:span text:style-name="T215">E</text:span>lektrik Kullanım Sözleşmesi</text:p>
      <text:p text:style-name="P24"><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4251965508" text:style-name="L1">
        <text:list-item>
          <text:p text:style-name="P76"><text:span text:style-name="T216">Kiracı, kiraya verene ait abone </text:span><text:span text:style-name="T217">ve pano</text:span><text:span text:style-name="T216"> üzerinden elektrik kullanımı sağlayacaktır.</text:span></text:p>
        </text:list-item>
        <text:list-item>
          <text:p text:style-name="P77"><text:span text:style-name="T216">Kiracının kullanacağı </text:span><text:span text:style-name="T218">kompresör, matkap, </text:span><text:span text:style-name="T216">elektrik motorları, aydınlatma aksesuarları vb. gibi elektrik tüketen gereçler </text:span><text:span text:style-name="T219">her </text:span><text:span text:style-name="T216">kira başlangıcında belirlenec</text:span><text:span text:style-name="T219">e</text:span><text:span text:style-name="T216">ktir. </text:span></text:p>
          <text:p text:style-name="P66">Elektrik Kullanım Bedeli</text:p>
        </text:list-item>
        <text:list-item>
          <text:p text:style-name="P62">Elektrik kullanım bedeli, aşağıdaki şartlar dahilinde, kiraya veren tarafından ödenecektir.</text:p>
          <text:list>
            <text:list-item>
              <text:p text:style-name="P76"><text:span text:style-name="T216">Mecurda, kiracının işiyle alakalı elektrik motorları, aydınlatma vb. mecburi <text:s/>tüketimler</text:span><text:span text:style-name="T217">in bedeli</text:span><text:span text:style-name="T216"> kira bedeline dahildir, </text:span><text:span text:style-name="T220">kiracı </text:span><text:span text:style-name="T217">ayrıyeten elektrik bedeli ödemeyecektir.</text:span></text:p>
            </text:list-item>
            <text:list-item>
              <text:p text:style-name="P76"><text:span text:style-name="T216">Kiracı, elektrikli soba, su ısıtıcısı gibi </text:span><text:span text:style-name="T217">ticari işiyle ilgili olmayan, aşırı tüketim </text:span><text:span text:style-name="T216">aletleri</text:span><text:span text:style-name="T217">ni mecurda</text:span><text:span text:style-name="T216"> kullanamaz. </text:span><text:span text:style-name="T217">Bu gibi aletlerin kullanılması kira sözleşmesinin feshini gerektirir.</text:span></text:p>
            </text:list-item>
            <text:list-item>
              <text:p text:style-name="P63">Kiracı işyerine koyacağı, elektrik tüketimi olan aletleri kiraya verene, her sözleşme döneminde bildirmekle yükümlüdür.</text:p>
            </text:list-item>
            <text:list-item>
              <text:p text:style-name="P76"><text:span text:style-name="T218">Oluşabilecek arızaların başlangıç sınırının </text:span><text:span text:style-name="T216">belirlenmesi </text:span><text:span text:style-name="T218">ve </text:span><text:span text:style-name="T221">k</text:span><text:span text:style-name="T218">iracının </text:span><text:span text:style-name="T216">aylık elektrik tüketiminin </text:span><text:span text:style-name="T218">belirlen</text:span><text:span text:style-name="T221">ebil</text:span><text:span text:style-name="T218">mesi</text:span><text:span text:style-name="T216"> için, bilgi amaçlı bir süzme sayaç takılacak ve kullanım miktarları kayıt altına alınacaktır.</text:span></text:p>
            </text:list-item>
            <text:list-item>
              <text:p text:style-name="P63">Kullanım miktarlarının aylık yaklaşık miktarlarda olması takip edilecektir. Aylara göre oluşabilecek sapmalardaki tüketim bedel farklarını kiraya veren ayrıyeten talep edemez.</text:p>
            </text:list-item>
          </text:list>
          <text:p text:style-name="P78"><text:span text:style-name="T224">Pano, Tesisat, </text:span><text:span text:style-name="T225">Arıza, Ortak Giderler </text:span><text:span text:style-name="T226">ve Sorumluluk</text:span></text:p>
        </text:list-item>
        <text:list-item>
          <text:p text:style-name="P79"><text:span text:style-name="T216">Mecurda bulunan </text:span><text:span text:style-name="T222">ana </text:span><text:span text:style-name="T216">pano, </text:span><text:span text:style-name="T221">kiracının</text:span><text:span text:style-name="T216"> enerji ihtiyacını karşılayacak şekilde tesis edilmiştir </text:span><text:span text:style-name="T223">ve </text:span><text:span text:style-name="T221">kiracıya</text:span><text:span text:style-name="T223"> 100 amperlik sigorta ile panodan enerji verilmektedir.</text:span></text:p>
        </text:list-item>
        <text:list-item>
          <text:p text:style-name="P64"><text:span text:style-name="T231">Ana p</text:span>anoda oluşabilecek arızalardan, <text:span text:style-name="T231">ana </text:span>pano üzerinden enerji sağlayan k<text:span text:style-name="T232">iracı</text:span> müştereken sorumludur. </text:p>
        </text:list-item>
        <text:list-item>
          <text:p text:style-name="P65">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65">Kiracının ekipmanlarında oluşabilecek elektrik tesisatı kaynaklı arızaların sorumluluğu tamamen kiracıya aittir. Kiracı kendi tedbirlerini almakla yükümlüdür.</text:p>
        </text:list-item>
        <text:list-item>
          <text:p text:style-name="P64"><text:span text:style-name="T232">Kiracı</text:span> kendisine ait sayaçtan sonraki tesisat ve ekipmanlarda oluşabilecek arızalardan münferiden sorumludur.</text:p>
          <text:p text:style-name="P79"><text:span text:style-name="T227">Teminat</text:span><text:span text:style-name="T216"> </text:span></text:p>
        </text:list-item>
        <text:list-item>
          <text:p text:style-name="P64">Teminat bedeli, her kira döneminde kiraya veren tarafından belirlenir ve kiracı oluşan farkı ödemekle yükümlüdür.</text:p>
        </text:list-item>
        <text:list-item>
          <text:p text:style-name="P64">Teminat bedeli, kira bitiminde borcu olmaması durumunda kiracıya, ödediği miktar kadar iade edilecektir. </text:p>
        </text:list-item>
      </text:list>
      <text:p text:style-name="P11"/>
      <text:p text:style-name="P20">Kiracı<text:tab/></text:p>
      <text:p text:style-name="P73"><text:span text:style-name="T183">Adı Soyadı</text:span><text:span text:style-name="T115"><text:tab/>: </text:span><text:span text:style-name="T156">Hüseyin </text:span><text:span text:style-name="T157">TÜFEK</text:span></text:p>
      <text:p text:style-name="P73"><text:span text:style-name="T183">TC Kimlik No</text:span><text:span text:style-name="T115"><text:tab/>: </text:span><text:span text:style-name="T157">10067476472</text:span></text:p>
      <text:p text:style-name="P73"><text:span text:style-name="T188">Tebligat </text:span><text:span text:style-name="T183">Adres</text:span><text:span text:style-name="T115"><text:tab/>: </text:span><text:span text:style-name="T157">Seyit Necmettin Mah. Biber Sokak No:25 TOKAT</text:span></text:p>
      <text:p text:style-name="P75"><text:span text:style-name="T182">Telefon No</text:span><text:span text:style-name="T211"><text:tab/>: </text:span><text:span text:style-name="T244">0545 379 4385 – (Ayhan <text:s/>0507 769 7465)</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10-10T16:13:24.747759195</dc:date>
    <meta:editing-duration>P1DT8H58M40S</meta:editing-duration>
    <meta:editing-cycles>82</meta:editing-cycles>
    <meta:generator>LibreOffice/7.2.7.2$Linux_X86_64 LibreOffice_project/20$Build-2</meta:generator>
    <meta:print-date>2022-08-25T14:18:18.914548957</meta:print-date>
    <meta:document-statistic meta:table-count="0" meta:image-count="0" meta:object-count="0" meta:page-count="6" meta:paragraph-count="108" meta:word-count="2107" meta:character-count="15990" meta:non-whitespace-character-count="13750"/>
  </office:meta>
</office:document-meta>
</file>